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10.3313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6.7069in"/>
    </style:style>
    <style:style style:name="Table47.A1" style:family="table-cell">
      <style:table-cell-properties style:vertical-align="middle" fo:padding="0.0194in" fo:border="none"/>
    </style:style>
    <style:style style:name="Table48" style:family="table">
      <style:table-properties style:width="10.3125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7.2021in"/>
    </style:style>
    <style:style style:name="Table48.A1" style:family="table-cell">
      <style:table-cell-properties style:vertical-align="middle" fo:padding="0.0194in" fo:border="none"/>
    </style:style>
    <style:style style:name="Table49" style:family="table">
      <style:table-properties style:width="10.3125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7.4736in"/>
    </style:style>
    <style:style style:name="Table49.A1" style:family="table-cell">
      <style:table-cell-properties style:vertical-align="middle" fo:padding="0.0194in" fo:border="none"/>
    </style:style>
    <style:style style:name="Table50" style:family="table">
      <style:table-properties style:width="10.3125in" table:align="left" style:writing-mode="lr-tb"/>
    </style:style>
    <style:style style:name="Table50.A" style:family="table-column">
      <style:table-column-properties style:column-width="1.0007in"/>
    </style:style>
    <style:style style:name="Table50.B" style:family="table-column">
      <style:table-column-properties style:column-width="9.3118in"/>
    </style:style>
    <style:style style:name="Table50.A1" style:family="table-cell">
      <style:table-cell-properties style:vertical-align="middle" fo:padding="0.0194in" fo:border="none"/>
    </style:style>
    <style:style style:name="Table51" style:family="table">
      <style:table-properties style:width="10.2653in" table:align="left" style:writing-mode="lr-tb"/>
    </style:style>
    <style:style style:name="Table51.A" style:family="table-column">
      <style:table-column-properties style:column-width="1.0007in"/>
    </style:style>
    <style:style style:name="Table51.B" style:family="table-column">
      <style:table-column-properties style:column-width="9.2646in"/>
    </style:style>
    <style:style style:name="Table51.A1" style:family="table-cell">
      <style:table-cell-properties style:vertical-align="middle" fo:padding="0.0194in" fo:border="none"/>
    </style:style>
    <style:style style:name="Table52" style:family="table">
      <style:table-properties style:width="10.2653in" table:align="left" style:writing-mode="lr-tb"/>
    </style:style>
    <style:style style:name="Table52.A" style:family="table-column">
      <style:table-column-properties style:column-width="1.0007in"/>
    </style:style>
    <style:style style:name="Table52.B" style:family="table-column">
      <style:table-column-properties style:column-width="9.2646in"/>
    </style:style>
    <style:style style:name="Table52.A1" style:family="table-cell">
      <style:table-cell-properties style:vertical-align="middle" fo:padding="0.0194in" fo:border="none"/>
    </style:style>
    <style:style style:name="Table53" style:family="table">
      <style:table-properties style:width="10.3125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6.6965in"/>
    </style:style>
    <style:style style:name="Table53.A1" style:family="table-cell">
      <style:table-cell-properties style:vertical-align="middle" fo:padding="0.0194in" fo:border="none"/>
    </style:style>
    <style:style style:name="Table54" style:family="table">
      <style:table-properties style:width="10.3785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6.5715in"/>
    </style:style>
    <style:style style:name="Table54.A1" style:family="table-cell">
      <style:table-cell-properties style:vertical-align="middle" fo:padding="0.0194in" fo:border="none"/>
    </style:style>
    <style:style style:name="Table55" style:family="table">
      <style:table-properties style:width="10.3785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7.8847in"/>
    </style:style>
    <style:style style:name="Table55.A1" style:family="table-cell">
      <style:table-cell-properties style:vertical-align="middle" fo:padding="0.0194in" fo:border="none"/>
    </style:style>
    <style:style style:name="Table56" style:family="table">
      <style:table-properties style:width="10.3785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7.2313in"/>
    </style:style>
    <style:style style:name="Table56.A1" style:family="table-cell">
      <style:table-cell-properties style:vertical-align="middle" fo:padding="0.0194in" fo:border="none"/>
    </style:style>
    <style:style style:name="Table57" style:family="table">
      <style:table-properties style:width="10.3785in" table:align="left" style:writing-mode="lr-tb"/>
    </style:style>
    <style:style style:name="Table57.A" style:family="table-column">
      <style:table-column-properties style:column-width="1.0007in"/>
    </style:style>
    <style:style style:name="Table57.B" style:family="table-column">
      <style:table-column-properties style:column-width="3.6208in"/>
    </style:style>
    <style:style style:name="Table57.C" style:family="table-column">
      <style:table-column-properties style:column-width="5.7569in"/>
    </style:style>
    <style:style style:name="Table57.A1" style:family="table-cell">
      <style:table-cell-properties style:vertical-align="middle" fo:padding="0.0194in" fo:border="none"/>
    </style:style>
    <style:style style:name="Table58" style:family="table">
      <style:table-properties style:width="10.3785in" table:align="left" style:writing-mode="lr-tb"/>
    </style:style>
    <style:style style:name="Table58.A" style:family="table-column">
      <style:table-column-properties style:column-width="1.0007in"/>
    </style:style>
    <style:style style:name="Table58.B" style:family="table-column">
      <style:table-column-properties style:column-width="3.6208in"/>
    </style:style>
    <style:style style:name="Table58.C" style:family="table-column">
      <style:table-column-properties style:column-width="5.7569in"/>
    </style:style>
    <style:style style:name="Table58.A1" style:family="table-cell">
      <style:table-cell-properties style:vertical-align="middle" fo:padding="0.0194in" fo:border="none"/>
    </style:style>
    <style:style style:name="Table59" style:family="table">
      <style:table-properties style:width="10.3785in" table:align="left" style:writing-mode="lr-tb"/>
    </style:style>
    <style:style style:name="Table59.A" style:family="table-column">
      <style:table-column-properties style:column-width="1.0007in"/>
    </style:style>
    <style:style style:name="Table59.B" style:family="table-column">
      <style:table-column-properties style:column-width="3.2514in"/>
    </style:style>
    <style:style style:name="Table59.C" style:family="table-column">
      <style:table-column-properties style:column-width="6.1264in"/>
    </style:style>
    <style:style style:name="Table59.A1" style:family="table-cell">
      <style:table-cell-properties style:vertical-align="middle" fo:padding="0.0194in" fo:border="none"/>
    </style:style>
    <style:style style:name="Table60" style:family="table">
      <style:table-properties style:width="10.3979in" table:align="left" style:writing-mode="lr-tb"/>
    </style:style>
    <style:style style:name="Table60.A" style:family="table-column">
      <style:table-column-properties style:column-width="1.0007in"/>
    </style:style>
    <style:style style:name="Table60.B" style:family="table-column">
      <style:table-column-properties style:column-width="3.7056in"/>
    </style:style>
    <style:style style:name="Table60.C" style:family="table-column">
      <style:table-column-properties style:column-width="5.6917in"/>
    </style:style>
    <style:style style:name="Table60.A1" style:family="table-cell">
      <style:table-cell-properties style:vertical-align="middle" fo:padding="0.0194in" fo:border="none"/>
    </style:style>
    <style:style style:name="Table61" style:family="table">
      <style:table-properties style:width="10.3785in" table:align="left" style:writing-mode="lr-tb"/>
    </style:style>
    <style:style style:name="Table61.A" style:family="table-column">
      <style:table-column-properties style:column-width="1.0007in"/>
    </style:style>
    <style:style style:name="Table61.B" style:family="table-column">
      <style:table-column-properties style:column-width="3.2514in"/>
    </style:style>
    <style:style style:name="Table61.C" style:family="table-column">
      <style:table-column-properties style:column-width="6.1264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10.2653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6.5694in"/>
    </style:style>
    <style:style style:name="Table63.A1" style:family="table-cell">
      <style:table-cell-properties style:vertical-align="middle" fo:padding="0.0194in" fo:border="none"/>
    </style:style>
    <style:style style:name="Table64" style:family="table">
      <style:table-properties style:width="10.2465in" table:align="left" style:writing-mode="lr-tb"/>
    </style:style>
    <style:style style:name="Table64.A" style:family="table-column">
      <style:table-column-properties style:column-width="1.0007in"/>
    </style:style>
    <style:style style:name="Table64.B" style:family="table-column">
      <style:table-column-properties style:column-width="2.3708in"/>
    </style:style>
    <style:style style:name="Table64.C" style:family="table-column">
      <style:table-column-properties style:column-width="6.875in"/>
    </style:style>
    <style:style style:name="Table64.A1" style:family="table-cell">
      <style:table-cell-properties style:vertical-align="middle" fo:padding="0.0194in" fo:border="none"/>
    </style:style>
    <style:style style:name="Table65" style:family="table">
      <style:table-properties style:width="10.2465in" table:align="left" style:writing-mode="lr-tb"/>
    </style:style>
    <style:style style:name="Table65.A" style:family="table-column">
      <style:table-column-properties style:column-width="1.0007in"/>
    </style:style>
    <style:style style:name="Table65.B" style:family="table-column">
      <style:table-column-properties style:column-width="9.2458in"/>
    </style:style>
    <style:style style:name="Table65.A1" style:family="table-cell">
      <style:table-cell-properties style:vertical-align="middle" fo:padding="0.0194in" fo:border="none"/>
    </style:style>
    <style:style style:name="Table66" style:family="table">
      <style:table-properties style:width="10.2465in" table:align="left" style:writing-mode="lr-tb"/>
    </style:style>
    <style:style style:name="Table66.A" style:family="table-column">
      <style:table-column-properties style:column-width="1.0007in"/>
    </style:style>
    <style:style style:name="Table66.B" style:family="table-column">
      <style:table-column-properties style:column-width="9.2458in"/>
    </style:style>
    <style:style style:name="Table66.A1" style:family="table-cell">
      <style:table-cell-properties style:vertical-align="middle" fo:padding="0.0194in" fo:border="none"/>
    </style:style>
    <style:style style:name="Table67" style:family="table">
      <style:table-properties style:width="10.2653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7.691in"/>
    </style:style>
    <style:style style:name="Table67.A1" style:family="table-cell">
      <style:table-cell-properties style:vertical-align="middle" fo:padding="0.0194in" fo:border="none"/>
    </style:style>
    <style:style style:name="Table68" style:family="table">
      <style:table-properties style:width="10.2465in" table:align="left" style:writing-mode="lr-tb"/>
    </style:style>
    <style:style style:name="Table68.A" style:family="table-column">
      <style:table-column-properties style:column-width="1.0007in"/>
    </style:style>
    <style:style style:name="Table68.B" style:family="table-column">
      <style:table-column-properties style:column-width="9.2458in"/>
    </style:style>
    <style:style style:name="Table68.A1" style:family="table-cell">
      <style:table-cell-properties style:vertical-align="middle" fo:padding="0.0194in" fo:border="none"/>
    </style:style>
    <style:style style:name="Table69" style:family="table">
      <style:table-properties style:width="10.2465in" table:align="left" style:writing-mode="lr-tb"/>
    </style:style>
    <style:style style:name="Table69.A" style:family="table-column">
      <style:table-column-properties style:column-width="1.0007in"/>
    </style:style>
    <style:style style:name="Table69.B" style:family="table-column">
      <style:table-column-properties style:column-width="3.4597in"/>
    </style:style>
    <style:style style:name="Table69.C" style:family="table-column">
      <style:table-column-properties style:column-width="5.7861in"/>
    </style:style>
    <style:style style:name="Table69.A1" style:family="table-cell">
      <style:table-cell-properties style:vertical-align="middle" fo:padding="0.0194in" fo:border="none"/>
    </style:style>
    <style:style style:name="Table70" style:family="table">
      <style:table-properties style:width="10.2653in" table:align="left" style:writing-mode="lr-tb"/>
    </style:style>
    <style:style style:name="Table70.A" style:family="table-column">
      <style:table-column-properties style:column-width="1.0007in"/>
    </style:style>
    <style:style style:name="Table70.B" style:family="table-column">
      <style:table-column-properties style:column-width="3.3931in"/>
    </style:style>
    <style:style style:name="Table70.C" style:family="table-column">
      <style:table-column-properties style:column-width="5.8715in"/>
    </style:style>
    <style:style style:name="Table70.A1" style:family="table-cell">
      <style:table-cell-properties style:vertical-align="middle" fo:padding="0.0194in" fo:border="none"/>
    </style:style>
    <style:style style:name="Table71" style:family="table">
      <style:table-properties style:width="10.2653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8.316in"/>
    </style:style>
    <style:style style:name="Table71.A1" style:family="table-cell">
      <style:table-cell-properties style:vertical-align="middle" fo:padding="0.0194in" fo:border="none"/>
    </style:style>
    <style:style style:name="Table72" style:family="table">
      <style:table-properties style:width="10.2653in" table:align="left" style:writing-mode="lr-tb"/>
    </style:style>
    <style:style style:name="Table72.A" style:family="table-column">
      <style:table-column-properties style:column-width="1.0007in"/>
    </style:style>
    <style:style style:name="Table72.B" style:family="table-column">
      <style:table-column-properties style:column-width="9.2646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10.3125in" table:align="left" style:writing-mode="lr-tb"/>
    </style:style>
    <style:style style:name="Table75.A" style:family="table-column">
      <style:table-column-properties style:column-width="1.0007in"/>
    </style:style>
    <style:style style:name="Table75.B" style:family="table-column">
      <style:table-column-properties style:column-width="2.0583in"/>
    </style:style>
    <style:style style:name="Table75.C" style:family="table-column">
      <style:table-column-properties style:column-width="7.2535in"/>
    </style:style>
    <style:style style:name="Table75.A1" style:family="table-cell">
      <style:table-cell-properties style:vertical-align="middle" fo:padding="0.0194in" fo:border="none"/>
    </style:style>
    <style:style style:name="Table76" style:family="table">
      <style:table-properties style:width="10.3313in" table:align="left" style:writing-mode="lr-tb"/>
    </style:style>
    <style:style style:name="Table76.A" style:family="table-column">
      <style:table-column-properties style:column-width="1.0007in"/>
    </style:style>
    <style:style style:name="Table76.B" style:family="table-column">
      <style:table-column-properties style:column-width="9.3306in"/>
    </style:style>
    <style:style style:name="Table76.A1" style:family="table-cell">
      <style:table-cell-properties style:vertical-align="middle" fo:padding="0.0194in" fo:border="none"/>
    </style:style>
    <style:style style:name="Table77" style:family="table">
      <style:table-properties style:width="10.3125in" table:align="left" style:writing-mode="lr-tb"/>
    </style:style>
    <style:style style:name="Table77.A" style:family="table-column">
      <style:table-column-properties style:column-width="1.0007in"/>
    </style:style>
    <style:style style:name="Table77.B" style:family="table-column">
      <style:table-column-properties style:column-width="9.3118in"/>
    </style:style>
    <style:style style:name="Table77.A1" style:family="table-cell">
      <style:table-cell-properties style:vertical-align="middle" fo:padding="0.0194in" fo:border="none"/>
    </style:style>
    <style:style style:name="Table78" style:family="table">
      <style:table-properties style:width="10.3125in" table:align="left" style:writing-mode="lr-tb"/>
    </style:style>
    <style:style style:name="Table78.A" style:family="table-column">
      <style:table-column-properties style:column-width="1.0007in"/>
    </style:style>
    <style:style style:name="Table78.B" style:family="table-column">
      <style:table-column-properties style:column-width="9.3118in"/>
    </style:style>
    <style:style style:name="Table78.A1" style:family="table-cell">
      <style:table-cell-properties style:vertical-align="middle" fo:padding="0.0194in" fo:border="none"/>
    </style:style>
    <style:style style:name="Table79" style:family="table">
      <style:table-properties style:width="10.3125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7.2799in"/>
    </style:style>
    <style:style style:name="Table79.A1" style:family="table-cell">
      <style:table-cell-properties style:vertical-align="middle" fo:padding="0.0194in" fo:border="none"/>
    </style:style>
    <style:style style:name="Table80" style:family="table">
      <style:table-properties style:width="10.3125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8.2486in"/>
    </style:style>
    <style:style style:name="Table80.A1" style:family="table-cell">
      <style:table-cell-properties style:vertical-align="middle" fo:padding="0.0194in" fo:border="none"/>
    </style:style>
    <style:style style:name="Table81" style:family="table">
      <style:table-properties style:width="10.3313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8.1632in"/>
    </style:style>
    <style:style style:name="Table81.A1" style:family="table-cell">
      <style:table-cell-properties style:vertical-align="middle" fo:padding="0.0194in" fo:border="none"/>
    </style:style>
    <style:style style:name="Table82" style:family="table">
      <style:table-properties style:width="10.3125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8.0819in"/>
    </style:style>
    <style:style style:name="Table82.A1" style:family="table-cell">
      <style:table-cell-properties style:vertical-align="middle" fo:padding="0.0194in" fo:border="none"/>
    </style:style>
    <style:style style:name="Table83" style:family="table">
      <style:table-properties style:width="10.3125in" table:align="left" style:writing-mode="lr-tb"/>
    </style:style>
    <style:style style:name="Table83.A" style:family="table-column">
      <style:table-column-properties style:column-width="1.0007in"/>
    </style:style>
    <style:style style:name="Table83.B" style:family="table-column">
      <style:table-column-properties style:column-width="9.3118in"/>
    </style:style>
    <style:style style:name="Table83.A1" style:family="table-cell">
      <style:table-cell-properties style:vertical-align="middle" fo:padding="0.0194in" fo:border="none"/>
    </style:style>
    <style:style style:name="Table84" style:family="table">
      <style:table-properties style:width="10.3313in" table:align="left" style:writing-mode="lr-tb"/>
    </style:style>
    <style:style style:name="Table84.A" style:family="table-column">
      <style:table-column-properties style:column-width="1.0007in"/>
    </style:style>
    <style:style style:name="Table84.B" style:family="table-column">
      <style:table-column-properties style:column-width="4.9556in"/>
    </style:style>
    <style:style style:name="Table84.C" style:family="table-column">
      <style:table-column-properties style:column-width="4.375in"/>
    </style:style>
    <style:style style:name="Table84.A1" style:family="table-cell">
      <style:table-cell-properties style:vertical-align="middle" fo:padding="0.0194in" fo:border="none"/>
    </style:style>
    <style:style style:name="Table85" style:family="table">
      <style:table-properties style:width="10.3125in" table:align="left" style:writing-mode="lr-tb"/>
    </style:style>
    <style:style style:name="Table85.A" style:family="table-column">
      <style:table-column-properties style:column-width="1.0007in"/>
    </style:style>
    <style:style style:name="Table85.B" style:family="table-column">
      <style:table-column-properties style:column-width="9.3118in"/>
    </style:style>
    <style:style style:name="Table85.A1" style:family="table-cell">
      <style:table-cell-properties style:vertical-align="middle" fo:padding="0.0194in" fo:border="none"/>
    </style:style>
    <style:style style:name="Table86" style:family="table">
      <style:table-properties style:width="10.2465in" table:align="left" style:writing-mode="lr-tb"/>
    </style:style>
    <style:style style:name="Table86.A" style:family="table-column">
      <style:table-column-properties style:column-width="1.0007in"/>
    </style:style>
    <style:style style:name="Table86.B" style:family="table-column">
      <style:table-column-properties style:column-width="9.2458in"/>
    </style:style>
    <style:style style:name="Table86.A1" style:family="table-cell">
      <style:table-cell-properties style:vertical-align="middle" fo:padding="0.0194in" fo:border="none"/>
    </style:style>
    <style:style style:name="Table87" style:family="table">
      <style:table-properties style:width="10.2465in" table:align="left" style:writing-mode="lr-tb"/>
    </style:style>
    <style:style style:name="Table87.A" style:family="table-column">
      <style:table-column-properties style:column-width="1.0007in"/>
    </style:style>
    <style:style style:name="Table87.B" style:family="table-column">
      <style:table-column-properties style:column-width="2.3708in"/>
    </style:style>
    <style:style style:name="Table87.C" style:family="table-column">
      <style:table-column-properties style:column-width="6.875in"/>
    </style:style>
    <style:style style:name="Table87.A1" style:family="table-cell">
      <style:table-cell-properties style:vertical-align="middle" fo:padding="0.0194in" fo:border="none"/>
    </style:style>
    <style:style style:name="Table88" style:family="table">
      <style:table-properties style:width="10.2465in" table:align="left" style:writing-mode="lr-tb"/>
    </style:style>
    <style:style style:name="Table88.A" style:family="table-column">
      <style:table-column-properties style:column-width="1.0007in"/>
    </style:style>
    <style:style style:name="Table88.B" style:family="table-column">
      <style:table-column-properties style:column-width="4.1417in"/>
    </style:style>
    <style:style style:name="Table88.C" style:family="table-column">
      <style:table-column-properties style:column-width="5.1042in"/>
    </style:style>
    <style:style style:name="Table88.A1" style:family="table-cell">
      <style:table-cell-properties style:vertical-align="middle" fo:padding="0.0194in" fo:border="none"/>
    </style:style>
    <style:style style:name="Table89" style:family="table">
      <style:table-properties style:width="10.2653in" table:align="left" style:writing-mode="lr-tb"/>
    </style:style>
    <style:style style:name="Table89.A" style:family="table-column">
      <style:table-column-properties style:column-width="1.0007in"/>
    </style:style>
    <style:style style:name="Table89.B" style:family="table-column">
      <style:table-column-properties style:column-width="3.3931in"/>
    </style:style>
    <style:style style:name="Table89.C" style:family="table-column">
      <style:table-column-properties style:column-width="5.8715in"/>
    </style:style>
    <style:style style:name="Table89.A1" style:family="table-cell">
      <style:table-cell-properties style:vertical-align="middle" fo:padding="0.0194in" fo:border="none"/>
    </style:style>
    <style:style style:name="Table90" style:family="table">
      <style:table-properties style:width="10.3979in" table:align="left" style:writing-mode="lr-tb"/>
    </style:style>
    <style:style style:name="Table90.A" style:family="table-column">
      <style:table-column-properties style:column-width="1.0007in"/>
    </style:style>
    <style:style style:name="Table90.B" style:family="table-column">
      <style:table-column-properties style:column-width="9.3972in"/>
    </style:style>
    <style:style style:name="Table90.A1" style:family="table-cell">
      <style:table-cell-properties style:vertical-align="middle" fo:padding="0.0194in" fo:border="none"/>
    </style:style>
    <style:style style:name="Table91" style:family="table">
      <style:table-properties style:width="10.3785in" table:align="left" style:writing-mode="lr-tb"/>
    </style:style>
    <style:style style:name="Table91.A" style:family="table-column">
      <style:table-column-properties style:column-width="1.0007in"/>
    </style:style>
    <style:style style:name="Table91.B" style:family="table-column">
      <style:table-column-properties style:column-width="3.8097in"/>
    </style:style>
    <style:style style:name="Table91.C" style:family="table-column">
      <style:table-column-properties style:column-width="5.5681in"/>
    </style:style>
    <style:style style:name="Table91.A1" style:family="table-cell">
      <style:table-cell-properties style:vertical-align="middle" fo:padding="0.0194in" fo:border="none"/>
    </style:style>
    <style:style style:name="Table92" style:family="table">
      <style:table-properties style:width="10.3785in" table:align="left" style:writing-mode="lr-tb"/>
    </style:style>
    <style:style style:name="Table92.A" style:family="table-column">
      <style:table-column-properties style:column-width="1.0007in"/>
    </style:style>
    <style:style style:name="Table92.B" style:family="table-column">
      <style:table-column-properties style:column-width="3.8097in"/>
    </style:style>
    <style:style style:name="Table92.C" style:family="table-column">
      <style:table-column-properties style:column-width="5.5681in"/>
    </style:style>
    <style:style style:name="Table92.A1" style:family="table-cell">
      <style:table-cell-properties style:vertical-align="middle" fo:padding="0.0194in" fo:border="none"/>
    </style:style>
    <style:style style:name="Table93" style:family="table">
      <style:table-properties style:width="10.3979in" table:align="left" style:writing-mode="lr-tb"/>
    </style:style>
    <style:style style:name="Table93.A" style:family="table-column">
      <style:table-column-properties style:column-width="1.0007in"/>
    </style:style>
    <style:style style:name="Table93.B" style:family="table-column">
      <style:table-column-properties style:column-width="3.2701in"/>
    </style:style>
    <style:style style:name="Table93.C" style:family="table-column">
      <style:table-column-properties style:column-width="6.1271in"/>
    </style:style>
    <style:style style:name="Table93.A1" style:family="table-cell">
      <style:table-cell-properties style:vertical-align="middle" fo:padding="0.0194in" fo:border="none"/>
    </style:style>
    <style:style style:name="Table94" style:family="table">
      <style:table-properties style:width="10.3979in" table:align="left" style:writing-mode="lr-tb"/>
    </style:style>
    <style:style style:name="Table94.A" style:family="table-column">
      <style:table-column-properties style:column-width="1.0007in"/>
    </style:style>
    <style:style style:name="Table94.B" style:family="table-column">
      <style:table-column-properties style:column-width="2.8917in"/>
    </style:style>
    <style:style style:name="Table94.C" style:family="table-column">
      <style:table-column-properties style:column-width="6.5056in"/>
    </style:style>
    <style:style style:name="Table94.A1" style:family="table-cell">
      <style:table-cell-properties style:vertical-align="middle" fo:padding="0.0194in" fo:border="none"/>
    </style:style>
    <style:style style:name="Table95" style:family="table">
      <style:table-properties style:width="10.3785in" table:align="left" style:writing-mode="lr-tb"/>
    </style:style>
    <style:style style:name="Table95.A" style:family="table-column">
      <style:table-column-properties style:column-width="1.0007in"/>
    </style:style>
    <style:style style:name="Table95.B" style:family="table-column">
      <style:table-column-properties style:column-width="2.9389in"/>
    </style:style>
    <style:style style:name="Table95.C" style:family="table-column">
      <style:table-column-properties style:column-width="6.4389in"/>
    </style:style>
    <style:style style:name="Table95.A1" style:family="table-cell">
      <style:table-cell-properties style:vertical-align="middle" fo:padding="0.0194in" fo:border="none"/>
    </style:style>
    <style:style style:name="Table96" style:family="table">
      <style:table-properties style:width="10.3785in" table:align="left" style:writing-mode="lr-tb"/>
    </style:style>
    <style:style style:name="Table96.A" style:family="table-column">
      <style:table-column-properties style:column-width="1.0007in"/>
    </style:style>
    <style:style style:name="Table96.B" style:family="table-column">
      <style:table-column-properties style:column-width="2.9389in"/>
    </style:style>
    <style:style style:name="Table96.C" style:family="table-column">
      <style:table-column-properties style:column-width="6.4389in"/>
    </style:style>
    <style:style style:name="Table96.A1" style:family="table-cell">
      <style:table-cell-properties style:vertical-align="middle" fo:padding="0.0194in" fo:border="none"/>
    </style:style>
    <style:style style:name="Table97" style:family="table">
      <style:table-properties style:width="10.3785in" table:align="left" style:writing-mode="lr-tb"/>
    </style:style>
    <style:style style:name="Table97.A" style:family="table-column">
      <style:table-column-properties style:column-width="1.0007in"/>
    </style:style>
    <style:style style:name="Table97.B" style:family="table-column">
      <style:table-column-properties style:column-width="3.3743in"/>
    </style:style>
    <style:style style:name="Table97.C" style:family="table-column">
      <style:table-column-properties style:column-width="6.0035in"/>
    </style:style>
    <style:style style:name="Table97.A1" style:family="table-cell">
      <style:table-cell-properties style:vertical-align="middle" fo:padding="0.0194in" fo:border="none"/>
    </style:style>
    <style:style style:name="Table98" style:family="table">
      <style:table-properties style:width="10.3785in" table:align="left" style:writing-mode="lr-tb"/>
    </style:style>
    <style:style style:name="Table98.A" style:family="table-column">
      <style:table-column-properties style:column-width="1.0007in"/>
    </style:style>
    <style:style style:name="Table98.B" style:family="table-column">
      <style:table-column-properties style:column-width="4.4347in"/>
    </style:style>
    <style:style style:name="Table98.C" style:family="table-column">
      <style:table-column-properties style:column-width="4.9431in"/>
    </style:style>
    <style:style style:name="Table98.A1" style:family="table-cell">
      <style:table-cell-properties style:vertical-align="middle" fo:padding="0.0194in" fo:border="none"/>
    </style:style>
    <style:style style:name="Table99" style:family="table">
      <style:table-properties style:width="10.3785in" table:align="left" style:writing-mode="lr-tb"/>
    </style:style>
    <style:style style:name="Table99.A" style:family="table-column">
      <style:table-column-properties style:column-width="1.0007in"/>
    </style:style>
    <style:style style:name="Table99.B" style:family="table-column">
      <style:table-column-properties style:column-width="4.5201in"/>
    </style:style>
    <style:style style:name="Table99.C" style:family="table-column">
      <style:table-column-properties style:column-width="4.8576in"/>
    </style:style>
    <style:style style:name="Table99.A1" style:family="table-cell">
      <style:table-cell-properties style:vertical-align="middle" fo:padding="0.0194in" fo:border="none"/>
    </style:style>
    <style:style style:name="Table100" style:family="table">
      <style:table-properties style:width="10.3979in" table:align="left" style:writing-mode="lr-tb"/>
    </style:style>
    <style:style style:name="Table100.A" style:family="table-column">
      <style:table-column-properties style:column-width="1.0007in"/>
    </style:style>
    <style:style style:name="Table100.B" style:family="table-column">
      <style:table-column-properties style:column-width="4.1417in"/>
    </style:style>
    <style:style style:name="Table100.C" style:family="table-column">
      <style:table-column-properties style:column-width="5.2556in"/>
    </style:style>
    <style:style style:name="Table100.A1" style:family="table-cell">
      <style:table-cell-properties style:vertical-align="middle" fo:padding="0.0194in" fo:border="none"/>
    </style:style>
    <style:style style:name="Table101" style:family="table">
      <style:table-properties style:width="10.3979in" table:align="left" style:writing-mode="lr-tb"/>
    </style:style>
    <style:style style:name="Table101.A" style:family="table-column">
      <style:table-column-properties style:column-width="1.0007in"/>
    </style:style>
    <style:style style:name="Table101.B" style:family="table-column">
      <style:table-column-properties style:column-width="4.3306in"/>
    </style:style>
    <style:style style:name="Table101.C" style:family="table-column">
      <style:table-column-properties style:column-width="5.0667in"/>
    </style:style>
    <style:style style:name="Table101.A1" style:family="table-cell">
      <style:table-cell-properties style:vertical-align="middle" fo:padding="0.0194in" fo:border="none"/>
    </style:style>
    <style:style style:name="Table102" style:family="table">
      <style:table-properties style:width="10.2465in" table:align="left" style:writing-mode="lr-tb"/>
    </style:style>
    <style:style style:name="Table102.A" style:family="table-column">
      <style:table-column-properties style:column-width="1.0007in"/>
    </style:style>
    <style:style style:name="Table102.B" style:family="table-column">
      <style:table-column-properties style:column-width="9.2458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10.2653in" table:align="left" style:writing-mode="lr-tb"/>
    </style:style>
    <style:style style:name="Table104.A" style:family="table-column">
      <style:table-column-properties style:column-width="1.0007in"/>
    </style:style>
    <style:style style:name="Table104.B" style:family="table-column">
      <style:table-column-properties style:column-width="9.2646in"/>
    </style:style>
    <style:style style:name="Table104.A1" style:family="table-cell">
      <style:table-cell-properties style:vertical-align="middle" fo:padding="0.0194in" fo:border="none"/>
    </style:style>
    <style:style style:name="Table105" style:family="table">
      <style:table-properties style:width="10.3979in" table:align="left" style:writing-mode="lr-tb"/>
    </style:style>
    <style:style style:name="Table105.A" style:family="table-column">
      <style:table-column-properties style:column-width="1.0007in"/>
    </style:style>
    <style:style style:name="Table105.B" style:family="table-column">
      <style:table-column-properties style:column-width="2.6451in"/>
    </style:style>
    <style:style style:name="Table105.C" style:family="table-column">
      <style:table-column-properties style:column-width="6.7521in"/>
    </style:style>
    <style:style style:name="Table105.A1" style:family="table-cell">
      <style:table-cell-properties style:vertical-align="middle" fo:padding="0.0194in" fo:border="none"/>
    </style:style>
    <style:style style:name="Table106" style:family="table">
      <style:table-properties style:width="10.3979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8.5528in"/>
    </style:style>
    <style:style style:name="Table106.A1" style:family="table-cell">
      <style:table-cell-properties style:vertical-align="middle" fo:padding="0.0194in" fo:border="none"/>
    </style:style>
    <style:style style:name="Table107" style:family="table">
      <style:table-properties style:width="10.3313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7.1507in"/>
    </style:style>
    <style:style style:name="Table107.A1" style:family="table-cell">
      <style:table-cell-properties style:vertical-align="middle" fo:padding="0.0194in" fo:border="none"/>
    </style:style>
    <style:style style:name="Table108" style:family="table">
      <style:table-properties style:width="10.3313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7.4701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Body_20_Text.tableblock">
      <style:text-properties officeooo:paragraph-rsid="002e55f4"/>
    </style:style>
    <style:style style:name="P43" style:family="paragraph" style:parent-style-name="Table_20_Contents" style:list-style-name="L1">
      <style:paragraph-properties fo:margin-top="0in" fo:margin-bottom="0.1965in" style:contextual-spacing="false"/>
    </style:style>
    <style:style style:name="P44" style:family="paragraph" style:parent-style-name="Table_20_Contents" style:list-style-name="L2">
      <style:paragraph-properties fo:margin-top="0in" fo:margin-bottom="0.1965in" style:contextual-spacing="false"/>
    </style:style>
    <style:style style:name="P45" style:family="paragraph" style:parent-style-name="Table_20_Contents" style:list-style-name="L3">
      <style:paragraph-properties fo:margin-top="0in" fo:margin-bottom="0.1965in" style:contextual-spacing="false"/>
    </style:style>
    <style:style style:name="P46" style:family="paragraph" style:parent-style-name="Table_20_Contents" style:list-style-name="L4">
      <style:paragraph-properties fo:margin-top="0in" fo:margin-bottom="0.1965in" style:contextual-spacing="false"/>
    </style:style>
    <style:style style:name="P47" style:family="paragraph" style:parent-style-name="Table_20_Contents" style:list-style-name="L5">
      <style:paragraph-properties fo:margin-top="0in" fo:margin-bottom="0.1965in" style:contextual-spacing="false"/>
    </style:style>
    <style:style style:name="P48" style:family="paragraph" style:parent-style-name="Text_20_body" style:master-page-name="HTML">
      <style:paragraph-properties fo:margin-left="0in" fo:margin-right="0in" fo:text-indent="0in" style:auto-text-indent="false" style:page-number="auto"/>
    </style:style>
    <style:style style:name="P49" style:family="paragraph" style:parent-style-name="Text_20_body" style:list-style-name="L6"/>
    <style:style style:name="P50" style:family="paragraph" style:parent-style-name="Text_20_body" style:list-style-name="L6">
      <style:paragraph-properties fo:margin-top="0in" fo:margin-bottom="0in" style:contextual-spacing="false"/>
    </style:style>
    <style:style style:name="P51"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8"/>
    <style:style style:name="P94" style:family="paragraph" style:parent-style-name="Text_20_body" style:list-style-name="L39"/>
    <style:style style:name="P95" style:family="paragraph" style:parent-style-name="Text_20_body" style:list-style-name="L40"/>
    <style:style style:name="P96" style:family="paragraph" style:parent-style-name="Text_20_body" style:list-style-name="L41"/>
    <style:style style:name="P97" style:family="paragraph" style:parent-style-name="Text_20_body" style:list-style-name="L42"/>
    <style:style style:name="P98" style:family="paragraph" style:parent-style-name="Text_20_body" style:list-style-name="L43"/>
    <style:style style:name="P99" style:family="paragraph" style:parent-style-name="Text_20_body" style:list-style-name="L44"/>
    <style:style style:name="P100"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8"><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6</text:a></text:p>
                <text:p text:style-name="P35"><text:a xlink:type="simple" xlink:href="#__RefHeading___Toc40030_1418072056" text:style-name="Index_20_Link" text:visited-style-name="Index_20_Link">4.2.1. BMM_MODEL_ACCESS Class<text:tab/>56</text:a></text:p>
                <text:p text:style-name="P35"><text:a xlink:type="simple" xlink:href="#__RefHeading___Toc40032_1418072056" text:style-name="Index_20_Link" text:visited-style-name="Index_20_Link">4.2.2. BMM_SCHEMA_DESCRIPTOR Class<text:tab/>58</text:a></text:p>
                <text:p text:style-name="P35"><text:a xlink:type="simple" xlink:href="#__RefHeading___Toc40034_1418072056" text:style-name="Index_20_Link" text:visited-style-name="Index_20_Link">4.2.3. BMM_MODEL_METADATA Class<text:tab/>60</text:a></text:p>
                <text:p text:style-name="P35"><text:a xlink:type="simple" xlink:href="#__RefHeading___Toc40036_1418072056" text:style-name="Index_20_Link" text:visited-style-name="Index_20_Link">4.2.4. BMM_SCHEMA Class<text:tab/>60</text:a></text:p>
                <text:p text:style-name="P35"><text:a xlink:type="simple" xlink:href="#__RefHeading___Toc40038_1418072056" text:style-name="Index_20_Link" text:visited-style-name="Index_20_Link">4.2.5. BMM_SCHEMA_STATE Enumeration<text:tab/>64</text:a></text:p>
                <text:p text:style-name="P35"><text:a xlink:type="simple" xlink:href="#__RefHeading___Toc40040_1418072056" text:style-name="Index_20_Link" text:visited-style-name="Index_20_Link">4.2.6. BMM_INCLUDE_SPEC Class<text:tab/>64</text:a></text:p>
                <text:p text:style-name="P33"><text:a xlink:type="simple" xlink:href="#__RefHeading___Toc40042_1418072056" text:style-name="Index_20_Link" text:visited-style-name="Index_20_Link">5. Model Structure<text:tab/>65</text:a></text:p>
                <text:p text:style-name="P34"><text:a xlink:type="simple" xlink:href="#__RefHeading___Toc40044_1418072056" text:style-name="Index_20_Link" text:visited-style-name="Index_20_Link">5.1. Overview<text:tab/>65</text:a></text:p>
                <text:p text:style-name="P34"><text:a xlink:type="simple" xlink:href="#__RefHeading___Toc40046_1418072056" text:style-name="Index_20_Link" text:visited-style-name="Index_20_Link">5.2. Naming Convention<text:tab/>65</text:a></text:p>
                <text:p text:style-name="P34"><text:a xlink:type="simple" xlink:href="#__RefHeading___Toc40048_1418072056" text:style-name="Index_20_Link" text:visited-style-name="Index_20_Link">5.3. Model Semantics<text:tab/>66</text:a></text:p>
                <text:p text:style-name="P35"><text:a xlink:type="simple" xlink:href="#__RefHeading___Toc40050_1418072056" text:style-name="Index_20_Link" text:visited-style-name="Index_20_Link">5.3.1. Packages<text:tab/>66</text:a></text:p>
                <text:p text:style-name="P35"><text:a xlink:type="simple" xlink:href="#__RefHeading___Toc40052_1418072056" text:style-name="Index_20_Link" text:visited-style-name="Index_20_Link">5.3.2. Use of other Models<text:tab/>67</text:a></text:p>
                <text:p text:style-name="P35"><text:a xlink:type="simple" xlink:href="#__RefHeading___Toc40054_1418072056" text:style-name="Index_20_Link" text:visited-style-name="Index_20_Link">5.3.3. Documentation<text:tab/>67</text:a></text:p>
                <text:p text:style-name="P35"><text:a xlink:type="simple" xlink:href="#__RefHeading___Toc40056_1418072056" text:style-name="Index_20_Link" text:visited-style-name="Index_20_Link">5.3.4. Other Meta-data<text:tab/>68</text:a></text:p>
                <text:p text:style-name="P34"><text:a xlink:type="simple" xlink:href="#__RefHeading___Toc40058_1418072056" text:style-name="Index_20_Link" text:visited-style-name="Index_20_Link">5.4. The Any Class and Type<text:tab/>68</text:a></text:p>
                <text:p text:style-name="P34"><text:a xlink:type="simple" xlink:href="#__RefHeading___Toc40060_1418072056" text:style-name="Index_20_Link" text:visited-style-name="Index_20_Link">5.5. Class Definitions<text:tab/>69</text:a></text:p>
                <text:p text:style-name="P35"><text:a xlink:type="simple" xlink:href="#__RefHeading___Toc40062_1418072056" text:style-name="Index_20_Link" text:visited-style-name="Index_20_Link">5.5.1. BMM_MODEL_ELEMENT Class<text:tab/>69</text:a></text:p>
                <text:p text:style-name="P35"><text:a xlink:type="simple" xlink:href="#__RefHeading___Toc40064_1418072056" text:style-name="Index_20_Link" text:visited-style-name="Index_20_Link">5.5.2. BMM_PACKAGE_CONTAINER Class<text:tab/>70</text:a></text:p>
                <text:p text:style-name="P35"><text:a xlink:type="simple" xlink:href="#__RefHeading___Toc40066_1418072056" text:style-name="Index_20_Link" text:visited-style-name="Index_20_Link">5.5.3. BMM_PACKAGE Class<text:tab/>71</text:a></text:p>
                <text:p text:style-name="P35"><text:a xlink:type="simple" xlink:href="#__RefHeading___Toc40068_1418072056" text:style-name="Index_20_Link" text:visited-style-name="Index_20_Link">5.5.4. BMM_MODEL Class<text:tab/>72</text:a></text:p>
                <text:p text:style-name="P35"><text:a xlink:type="simple" xlink:href="#__RefHeading___Toc40070_1418072056" text:style-name="Index_20_Link" text:visited-style-name="Index_20_Link">5.5.5. BMM_MODULE Class<text:tab/>78</text:a></text:p>
                <text:p text:style-name="P33"><text:a xlink:type="simple" xlink:href="#__RefHeading___Toc40072_1418072056" text:style-name="Index_20_Link" text:visited-style-name="Index_20_Link">6. Types<text:tab/>78</text:a></text:p>
                <text:p text:style-name="P34"><text:a xlink:type="simple" xlink:href="#__RefHeading___Toc40074_1418072056" text:style-name="Index_20_Link" text:visited-style-name="Index_20_Link"><text:soft-page-break/>6.1. Overview<text:tab/>78</text:a></text:p>
                <text:p text:style-name="P34"><text:a xlink:type="simple" xlink:href="#__RefHeading___Toc40076_1418072056" text:style-name="Index_20_Link" text:visited-style-name="Index_20_Link">6.2. Simple Type<text:tab/>82</text:a></text:p>
                <text:p text:style-name="P35"><text:a xlink:type="simple" xlink:href="#__RefHeading___Toc40078_1418072056" text:style-name="Index_20_Link" text:visited-style-name="Index_20_Link">6.2.1. Conformance<text:tab/>82</text:a></text:p>
                <text:p text:style-name="P34"><text:a xlink:type="simple" xlink:href="#__RefHeading___Toc40080_1418072056" text:style-name="Index_20_Link" text:visited-style-name="Index_20_Link">6.3. Generic Type<text:tab/>82</text:a></text:p>
                <text:p text:style-name="P35"><text:a xlink:type="simple" xlink:href="#__RefHeading___Toc40082_1418072056" text:style-name="Index_20_Link" text:visited-style-name="Index_20_Link">6.3.1. Conformance<text:tab/>84</text:a></text:p>
                <text:p text:style-name="P34"><text:a xlink:type="simple" xlink:href="#__RefHeading___Toc40084_1418072056" text:style-name="Index_20_Link" text:visited-style-name="Index_20_Link">6.4. Container Meta-types<text:tab/>85</text:a></text:p>
                <text:p text:style-name="P35"><text:a xlink:type="simple" xlink:href="#__RefHeading___Toc40086_1418072056" text:style-name="Index_20_Link" text:visited-style-name="Index_20_Link">6.4.1. Conformance<text:tab/>86</text:a></text:p>
                <text:p text:style-name="P34"><text:a xlink:type="simple" xlink:href="#__RefHeading___Toc40088_1418072056" text:style-name="Index_20_Link" text:visited-style-name="Index_20_Link">6.5. Bult-in Meta-types<text:tab/>87</text:a></text:p>
                <text:p text:style-name="P35"><text:a xlink:type="simple" xlink:href="#__RefHeading___Toc40090_1418072056" text:style-name="Index_20_Link" text:visited-style-name="Index_20_Link">6.5.1. Tuple Meta-type<text:tab/>87</text:a></text:p>
                <text:p text:style-name="P36"><text:a xlink:type="simple" xlink:href="#__RefHeading___Toc40092_1418072056" text:style-name="Index_20_Link" text:visited-style-name="Index_20_Link">6.5.1.1. Conformance<text:tab/>88</text:a></text:p>
                <text:p text:style-name="P35"><text:a xlink:type="simple" xlink:href="#__RefHeading___Toc40094_1418072056" text:style-name="Index_20_Link" text:visited-style-name="Index_20_Link">6.5.2. Signature Meta-type<text:tab/>88</text:a></text:p>
                <text:p text:style-name="P36"><text:a xlink:type="simple" xlink:href="#__RefHeading___Toc40096_1418072056" text:style-name="Index_20_Link" text:visited-style-name="Index_20_Link">6.5.2.1. Conformance<text:tab/>90</text:a></text:p>
                <text:p text:style-name="P35"><text:a xlink:type="simple" xlink:href="#__RefHeading___Toc40098_1418072056" text:style-name="Index_20_Link" text:visited-style-name="Index_20_Link">6.5.3. Status Meta-type<text:tab/>90</text:a></text:p>
                <text:p text:style-name="P34"><text:a xlink:type="simple" xlink:href="#__RefHeading___Toc40100_1418072056" text:style-name="Index_20_Link" text:visited-style-name="Index_20_Link">6.6. Type Conformance<text:tab/>91</text:a></text:p>
                <text:p text:style-name="P34"><text:a xlink:type="simple" xlink:href="#__RefHeading___Toc40102_1418072056" text:style-name="Index_20_Link" text:visited-style-name="Index_20_Link">6.7. Model Theoretic Questions<text:tab/>93</text:a></text:p>
                <text:p text:style-name="P34"><text:a xlink:type="simple" xlink:href="#__RefHeading___Toc40104_1418072056" text:style-name="Index_20_Link" text:visited-style-name="Index_20_Link">6.8. Class Definitions<text:tab/>94</text:a></text:p>
                <text:p text:style-name="P35"><text:a xlink:type="simple" xlink:href="#__RefHeading___Toc40106_1418072056" text:style-name="Index_20_Link" text:visited-style-name="Index_20_Link">6.8.1. BMM_TYPE Class<text:tab/>94</text:a></text:p>
                <text:p text:style-name="P35"><text:a xlink:type="simple" xlink:href="#__RefHeading___Toc40108_1418072056" text:style-name="Index_20_Link" text:visited-style-name="Index_20_Link">6.8.2. BMM_UNITARY_TYPE Class<text:tab/>95</text:a></text:p>
                <text:p text:style-name="P35"><text:a xlink:type="simple" xlink:href="#__RefHeading___Toc40110_1418072056" text:style-name="Index_20_Link" text:visited-style-name="Index_20_Link">6.8.3. BMM_EFFECTIVE_TYPE Class<text:tab/>95</text:a></text:p>
                <text:p text:style-name="P35"><text:a xlink:type="simple" xlink:href="#__RefHeading___Toc40112_1418072056" text:style-name="Index_20_Link" text:visited-style-name="Index_20_Link">6.8.4. BMM_PARAMETER_TYPE Class<text:tab/>96</text:a></text:p>
                <text:p text:style-name="P35"><text:a xlink:type="simple" xlink:href="#__RefHeading___Toc40114_1418072056" text:style-name="Index_20_Link" text:visited-style-name="Index_20_Link">6.8.5. BMM_MODEL_TYPE Class<text:tab/>98</text:a></text:p>
                <text:p text:style-name="P35"><text:a xlink:type="simple" xlink:href="#__RefHeading___Toc40116_1418072056" text:style-name="Index_20_Link" text:visited-style-name="Index_20_Link">6.8.6. BMM_SIMPLE_TYPE Class<text:tab/>98</text:a></text:p>
                <text:p text:style-name="P35"><text:a xlink:type="simple" xlink:href="#__RefHeading___Toc40118_1418072056" text:style-name="Index_20_Link" text:visited-style-name="Index_20_Link">6.8.7. BMM_GENERIC_TYPE Class<text:tab/>99</text:a></text:p>
                <text:p text:style-name="P35"><text:a xlink:type="simple" xlink:href="#__RefHeading___Toc40120_1418072056" text:style-name="Index_20_Link" text:visited-style-name="Index_20_Link">6.8.8. BMM_BUILTIN_TYPE Class<text:tab/>100</text:a></text:p>
                <text:p text:style-name="P35"><text:a xlink:type="simple" xlink:href="#__RefHeading___Toc40122_1418072056" text:style-name="Index_20_Link" text:visited-style-name="Index_20_Link">6.8.9. BMM_TUPLE_TYPE Class<text:tab/>101</text:a></text:p>
                <text:p text:style-name="P35"><text:a xlink:type="simple" xlink:href="#__RefHeading___Toc40124_1418072056" text:style-name="Index_20_Link" text:visited-style-name="Index_20_Link">6.8.10. BMM_SIGNATURE Class<text:tab/>102</text:a></text:p>
                <text:p text:style-name="P35"><text:a xlink:type="simple" xlink:href="#__RefHeading___Toc40126_1418072056" text:style-name="Index_20_Link" text:visited-style-name="Index_20_Link">6.8.11. BMM_PROPERTY_TYPE Class<text:tab/>103</text:a></text:p>
                <text:p text:style-name="P35"><text:a xlink:type="simple" xlink:href="#__RefHeading___Toc40128_1418072056" text:style-name="Index_20_Link" text:visited-style-name="Index_20_Link">6.8.12. BMM_ROUTINE_TYPE Class<text:tab/>103</text:a></text:p>
                <text:p text:style-name="P35"><text:a xlink:type="simple" xlink:href="#__RefHeading___Toc40130_1418072056" text:style-name="Index_20_Link" text:visited-style-name="Index_20_Link">6.8.13. BMM_FUNCTION_TYPE Class<text:tab/>104</text:a></text:p>
                <text:p text:style-name="P35"><text:a xlink:type="simple" xlink:href="#__RefHeading___Toc40132_1418072056" text:style-name="Index_20_Link" text:visited-style-name="Index_20_Link">6.8.14. BMM_PROCEDURE_TYPE Class<text:tab/>104</text:a></text:p>
                <text:p text:style-name="P35"><text:a xlink:type="simple" xlink:href="#__RefHeading___Toc40134_1418072056" text:style-name="Index_20_Link" text:visited-style-name="Index_20_Link">6.8.15. BMM_STATUS_TYPE Class<text:tab/>105</text:a></text:p>
                <text:p text:style-name="P35"><text:a xlink:type="simple" xlink:href="#__RefHeading___Toc40136_1418072056" text:style-name="Index_20_Link" text:visited-style-name="Index_20_Link">6.8.16. BMM_CONTAINER_TYPE Class<text:tab/>105</text:a></text:p>
                <text:p text:style-name="P35"><text:a xlink:type="simple" xlink:href="#__RefHeading___Toc40138_1418072056" text:style-name="Index_20_Link" text:visited-style-name="Index_20_Link"><text:soft-page-break/>6.8.17. BMM_INDEXED_CONTAINER_TYPE Class<text:tab/>108</text:a></text:p>
                <text:p text:style-name="P33"><text:a xlink:type="simple" xlink:href="#__RefHeading___Toc40140_1418072056" text:style-name="Index_20_Link" text:visited-style-name="Index_20_Link">7. Classes<text:tab/>108</text:a></text:p>
                <text:p text:style-name="P34"><text:a xlink:type="simple" xlink:href="#__RefHeading___Toc40142_1418072056" text:style-name="Index_20_Link" text:visited-style-name="Index_20_Link">7.1. Overview<text:tab/>108</text:a></text:p>
                <text:p text:style-name="P34"><text:a xlink:type="simple" xlink:href="#__RefHeading___Toc40144_1418072056" text:style-name="Index_20_Link" text:visited-style-name="Index_20_Link">7.2. Simple Classes<text:tab/>109</text:a></text:p>
                <text:p text:style-name="P34"><text:a xlink:type="simple" xlink:href="#__RefHeading___Toc40146_1418072056" text:style-name="Index_20_Link" text:visited-style-name="Index_20_Link">7.3. Generic Classes<text:tab/>110</text:a></text:p>
                <text:p text:style-name="P34"><text:a xlink:type="simple" xlink:href="#__RefHeading___Toc40148_1418072056" text:style-name="Index_20_Link" text:visited-style-name="Index_20_Link">7.4. Range-Constrained Classes<text:tab/>112</text:a></text:p>
                <text:p text:style-name="P35"><text:a xlink:type="simple" xlink:href="#__RefHeading___Toc40150_1418072056" text:style-name="Index_20_Link" text:visited-style-name="Index_20_Link">7.4.1. Enumerated Types<text:tab/>113</text:a></text:p>
                <text:p text:style-name="P35"><text:a xlink:type="simple" xlink:href="#__RefHeading___Toc40152_1418072056" text:style-name="Index_20_Link" text:visited-style-name="Index_20_Link">7.4.2. Value-set Types<text:tab/>116</text:a></text:p>
                <text:p text:style-name="P34"><text:a xlink:type="simple" xlink:href="#__RefHeading___Toc40154_1418072056" text:style-name="Index_20_Link" text:visited-style-name="Index_20_Link">7.5. Class Qualifiers<text:tab/>118</text:a></text:p>
                <text:p text:style-name="P35"><text:a xlink:type="simple" xlink:href="#__RefHeading___Toc40156_1418072056" text:style-name="Index_20_Link" text:visited-style-name="Index_20_Link">7.5.1. Abstract Classes<text:tab/>118</text:a></text:p>
                <text:p text:style-name="P35"><text:a xlink:type="simple" xlink:href="#__RefHeading___Toc40158_1418072056" text:style-name="Index_20_Link" text:visited-style-name="Index_20_Link">7.5.2. Primitive Type Classes<text:tab/>118</text:a></text:p>
                <text:p text:style-name="P34"><text:a xlink:type="simple" xlink:href="#__RefHeading___Toc40160_1418072056" text:style-name="Index_20_Link" text:visited-style-name="Index_20_Link">7.6. Class Invariants<text:tab/>121</text:a></text:p>
                <text:p text:style-name="P34"><text:a xlink:type="simple" xlink:href="#__RefHeading___Toc40162_1418072056" text:style-name="Index_20_Link" text:visited-style-name="Index_20_Link">7.7. Inheritance<text:tab/>122</text:a></text:p>
                <text:p text:style-name="P34"><text:a xlink:type="simple" xlink:href="#__RefHeading___Toc40164_1418072056" text:style-name="Index_20_Link" text:visited-style-name="Index_20_Link">7.8. Model Theoretic Questions<text:tab/>122</text:a></text:p>
                <text:p text:style-name="P34"><text:a xlink:type="simple" xlink:href="#__RefHeading___Toc40166_1418072056" text:style-name="Index_20_Link" text:visited-style-name="Index_20_Link">7.9. Class Definitions<text:tab/>123</text:a></text:p>
                <text:p text:style-name="P35"><text:a xlink:type="simple" xlink:href="#__RefHeading___Toc40168_1418072056" text:style-name="Index_20_Link" text:visited-style-name="Index_20_Link">7.9.1. BMM_CLASS Class<text:tab/>123</text:a></text:p>
                <text:p text:style-name="P35"><text:a xlink:type="simple" xlink:href="#__RefHeading___Toc40170_1418072056" text:style-name="Index_20_Link" text:visited-style-name="Index_20_Link">7.9.2. BMM_SIMPLE_CLASS Class<text:tab/>126</text:a></text:p>
                <text:p text:style-name="P35"><text:a xlink:type="simple" xlink:href="#__RefHeading___Toc40172_1418072056" text:style-name="Index_20_Link" text:visited-style-name="Index_20_Link">7.9.3. BMM_GENERIC_CLASS Class<text:tab/>127</text:a></text:p>
                <text:p text:style-name="P35"><text:a xlink:type="simple" xlink:href="#__RefHeading___Toc40174_1418072056" text:style-name="Index_20_Link" text:visited-style-name="Index_20_Link">7.9.4. BMM_ENUMERATION Class<text:tab/>128</text:a></text:p>
                <text:p text:style-name="P35"><text:a xlink:type="simple" xlink:href="#__RefHeading___Toc40176_1418072056" text:style-name="Index_20_Link" text:visited-style-name="Index_20_Link">7.9.5. BMM_ENUMERATION_STRING Class<text:tab/>129</text:a></text:p>
                <text:p text:style-name="P35"><text:a xlink:type="simple" xlink:href="#__RefHeading___Toc40178_1418072056" text:style-name="Index_20_Link" text:visited-style-name="Index_20_Link">7.9.6. BMM_ENUMERATION_INTEGER Class<text:tab/>129</text:a></text:p>
                <text:p text:style-name="P35"><text:a xlink:type="simple" xlink:href="#__RefHeading___Toc40180_1418072056" text:style-name="Index_20_Link" text:visited-style-name="Index_20_Link">7.9.7. BMM_VALUE_SET_SPEC Class<text:tab/>129</text:a></text:p>
                <text:p text:style-name="P33"><text:a xlink:type="simple" xlink:href="#__RefHeading___Toc40182_1418072056" text:style-name="Index_20_Link" text:visited-style-name="Index_20_Link">8. Class Features<text:tab/>130</text:a></text:p>
                <text:p text:style-name="P34"><text:a xlink:type="simple" xlink:href="#__RefHeading___Toc40184_1418072056" text:style-name="Index_20_Link" text:visited-style-name="Index_20_Link">8.1. Overview<text:tab/>130</text:a></text:p>
                <text:p text:style-name="P35"><text:a xlink:type="simple" xlink:href="#__RefHeading___Toc40186_1418072056" text:style-name="Index_20_Link" text:visited-style-name="Index_20_Link">8.1.1. Feature Taxonomy<text:tab/>130</text:a></text:p>
                <text:p text:style-name="P35"><text:a xlink:type="simple" xlink:href="#__RefHeading___Toc40188_1418072056" text:style-name="Index_20_Link" text:visited-style-name="Index_20_Link">8.1.2. Class Model<text:tab/>131</text:a></text:p>
                <text:p text:style-name="P35"><text:a xlink:type="simple" xlink:href="#__RefHeading___Toc40190_1418072056" text:style-name="Index_20_Link" text:visited-style-name="Index_20_Link">8.1.3. Feature Groups and Visibility<text:tab/>131</text:a></text:p>
                <text:p text:style-name="P35"><text:a xlink:type="simple" xlink:href="#__RefHeading___Toc40192_1418072056" text:style-name="Index_20_Link" text:visited-style-name="Index_20_Link">8.1.4. Differential and Flat Form<text:tab/>132</text:a></text:p>
                <text:p text:style-name="P35"><text:a xlink:type="simple" xlink:href="#__RefHeading___Toc40194_1418072056" text:style-name="Index_20_Link" text:visited-style-name="Index_20_Link">8.1.5. Signatures<text:tab/>132</text:a></text:p>
                <text:p text:style-name="P35"><text:a xlink:type="simple" xlink:href="#__RefHeading___Toc40196_1418072056" text:style-name="Index_20_Link" text:visited-style-name="Index_20_Link">8.1.6. Synthesis due to Generic Parameter Substitution<text:tab/>133</text:a></text:p>
                <text:p text:style-name="P34"><text:a xlink:type="simple" xlink:href="#__RefHeading___Toc40198_1418072056" text:style-name="Index_20_Link" text:visited-style-name="Index_20_Link">8.2. Properties<text:tab/>134</text:a></text:p>
                <text:p text:style-name="P35"><text:a xlink:type="simple" xlink:href="#__RefHeading___Toc40200_1418072056" text:style-name="Index_20_Link" text:visited-style-name="Index_20_Link">8.2.1. Static Properties<text:tab/>134</text:a></text:p>
                <text:p text:style-name="P36"><text:a xlink:type="simple" xlink:href="#__RefHeading___Toc40202_1418072056" text:style-name="Index_20_Link" text:visited-style-name="Index_20_Link"><text:soft-page-break/>8.2.1.1. Constants<text:tab/>134</text:a></text:p>
                <text:p text:style-name="P36"><text:a xlink:type="simple" xlink:href="#__RefHeading___Toc40204_1418072056" text:style-name="Index_20_Link" text:visited-style-name="Index_20_Link">8.2.1.2. Singletons<text:tab/>135</text:a></text:p>
                <text:p text:style-name="P35"><text:a xlink:type="simple" xlink:href="#__RefHeading___Toc40206_1418072056" text:style-name="Index_20_Link" text:visited-style-name="Index_20_Link">8.2.2. Writable Properties<text:tab/>135</text:a></text:p>
                <text:p text:style-name="P36"><text:a xlink:type="simple" xlink:href="#__RefHeading___Toc40208_1418072056" text:style-name="Index_20_Link" text:visited-style-name="Index_20_Link">8.2.2.1. Unitary versus Container Properties<text:tab/>135</text:a></text:p>
                <text:p text:style-name="P35"><text:a xlink:type="simple" xlink:href="#__RefHeading___Toc40210_1418072056" text:style-name="Index_20_Link" text:visited-style-name="Index_20_Link">8.2.3. Semantic Level<text:tab/>138</text:a></text:p>
                <text:p text:style-name="P34"><text:a xlink:type="simple" xlink:href="#__RefHeading___Toc40212_1418072056" text:style-name="Index_20_Link" text:visited-style-name="Index_20_Link">8.3. Functions and Procedures<text:tab/>139</text:a></text:p>
                <text:p text:style-name="P35"><text:a xlink:type="simple" xlink:href="#__RefHeading___Toc40214_1418072056" text:style-name="Index_20_Link" text:visited-style-name="Index_20_Link">8.3.1. Pre- and Post-conditions<text:tab/>141</text:a></text:p>
                <text:p text:style-name="P35"><text:a xlink:type="simple" xlink:href="#__RefHeading___Toc40216_1418072056" text:style-name="Index_20_Link" text:visited-style-name="Index_20_Link">8.3.2. Creators and Converters<text:tab/>142</text:a></text:p>
                <text:p text:style-name="P35"><text:a xlink:type="simple" xlink:href="#__RefHeading___Toc40218_1418072056" text:style-name="Index_20_Link" text:visited-style-name="Index_20_Link">8.3.3. Routine Body<text:tab/>143</text:a></text:p>
                <text:p text:style-name="P34"><text:a xlink:type="simple" xlink:href="#__RefHeading___Toc40220_1418072056" text:style-name="Index_20_Link" text:visited-style-name="Index_20_Link">8.4. Variables<text:tab/>144</text:a></text:p>
                <text:p text:style-name="P34"><text:a xlink:type="simple" xlink:href="#__RefHeading___Toc40222_1418072056" text:style-name="Index_20_Link" text:visited-style-name="Index_20_Link">8.5. Model Theoretic Questions<text:tab/>144</text:a></text:p>
                <text:p text:style-name="P34"><text:a xlink:type="simple" xlink:href="#__RefHeading___Toc40224_1418072056" text:style-name="Index_20_Link" text:visited-style-name="Index_20_Link">8.6. Class Definitions<text:tab/>145</text:a></text:p>
                <text:p text:style-name="P35"><text:a xlink:type="simple" xlink:href="#__RefHeading___Toc40226_1418072056" text:style-name="Index_20_Link" text:visited-style-name="Index_20_Link">8.6.1. BMM_FORMAL_ELEMENT Class<text:tab/>145</text:a></text:p>
                <text:p text:style-name="P35"><text:a xlink:type="simple" xlink:href="#__RefHeading___Toc40228_1418072056" text:style-name="Index_20_Link" text:visited-style-name="Index_20_Link">8.6.2. BMM_FEATURE Class<text:tab/>146</text:a></text:p>
                <text:p text:style-name="P35"><text:a xlink:type="simple" xlink:href="#__RefHeading___Toc40230_1418072056" text:style-name="Index_20_Link" text:visited-style-name="Index_20_Link">8.6.3. BMM_FEATURE_GROUP Class<text:tab/>146</text:a></text:p>
                <text:p text:style-name="P35"><text:a xlink:type="simple" xlink:href="#__RefHeading___Toc40232_1418072056" text:style-name="Index_20_Link" text:visited-style-name="Index_20_Link">8.6.4. BMM_VISIBILITY Class<text:tab/>147</text:a></text:p>
                <text:p text:style-name="P35"><text:a xlink:type="simple" xlink:href="#__RefHeading___Toc40234_1418072056" text:style-name="Index_20_Link" text:visited-style-name="Index_20_Link">8.6.5. BMM_INSTANTIABLE_FEATURE Class<text:tab/>147</text:a></text:p>
                <text:p text:style-name="P35"><text:a xlink:type="simple" xlink:href="#__RefHeading___Toc40236_1418072056" text:style-name="Index_20_Link" text:visited-style-name="Index_20_Link">8.6.6. BMM_STATIC Class<text:tab/>148</text:a></text:p>
                <text:p text:style-name="P35"><text:a xlink:type="simple" xlink:href="#__RefHeading___Toc40238_1418072056" text:style-name="Index_20_Link" text:visited-style-name="Index_20_Link">8.6.7. BMM_CONSTANT Class<text:tab/>148</text:a></text:p>
                <text:p text:style-name="P35"><text:a xlink:type="simple" xlink:href="#__RefHeading___Toc40240_1418072056" text:style-name="Index_20_Link" text:visited-style-name="Index_20_Link">8.6.8. BMM_SINGLETON Class<text:tab/>148</text:a></text:p>
                <text:p text:style-name="P35"><text:a xlink:type="simple" xlink:href="#__RefHeading___Toc40242_1418072056" text:style-name="Index_20_Link" text:visited-style-name="Index_20_Link">8.6.9. BMM_PROPERTY Class<text:tab/>149</text:a></text:p>
                <text:p text:style-name="P35"><text:a xlink:type="simple" xlink:href="#__RefHeading___Toc40244_1418072056" text:style-name="Index_20_Link" text:visited-style-name="Index_20_Link">8.6.10. BMM_UNITARY_PROPERTY Class<text:tab/>150</text:a></text:p>
                <text:p text:style-name="P35"><text:a xlink:type="simple" xlink:href="#__RefHeading___Toc40246_1418072056" text:style-name="Index_20_Link" text:visited-style-name="Index_20_Link">8.6.11. BMM_CONTAINER_PROPERTY Class<text:tab/>151</text:a></text:p>
                <text:p text:style-name="P35"><text:a xlink:type="simple" xlink:href="#__RefHeading___Toc40248_1418072056" text:style-name="Index_20_Link" text:visited-style-name="Index_20_Link">8.6.12. BMM_INDEXED_CONTAINER_PROPERTY Class<text:tab/>151</text:a></text:p>
                <text:p text:style-name="P35"><text:a xlink:type="simple" xlink:href="#__RefHeading___Toc40250_1418072056" text:style-name="Index_20_Link" text:visited-style-name="Index_20_Link">8.6.13. BMM_ROUTINE Class<text:tab/>152</text:a></text:p>
                <text:p text:style-name="P35"><text:a xlink:type="simple" xlink:href="#__RefHeading___Toc40252_1418072056" text:style-name="Index_20_Link" text:visited-style-name="Index_20_Link">8.6.14. BMM_FUNCTION Class<text:tab/>153</text:a></text:p>
                <text:p text:style-name="P35"><text:a xlink:type="simple" xlink:href="#__RefHeading___Toc40254_1418072056" text:style-name="Index_20_Link" text:visited-style-name="Index_20_Link">8.6.15. BMM_OPERATOR Class<text:tab/>153</text:a></text:p>
                <text:p text:style-name="P35"><text:a xlink:type="simple" xlink:href="#__RefHeading___Toc40256_1418072056" text:style-name="Index_20_Link" text:visited-style-name="Index_20_Link">8.6.16. BMM_OPERATOR_POSITION Enumeration<text:tab/>154</text:a></text:p>
                <text:p text:style-name="P35"><text:a xlink:type="simple" xlink:href="#__RefHeading___Toc40258_1418072056" text:style-name="Index_20_Link" text:visited-style-name="Index_20_Link">8.6.17. BMM_PROCEDURE Class<text:tab/>154</text:a></text:p>
                <text:p text:style-name="P35"><text:a xlink:type="simple" xlink:href="#__RefHeading___Toc40260_1418072056" text:style-name="Index_20_Link" text:visited-style-name="Index_20_Link">8.6.18. BMM_VARIABLE Class<text:tab/>155</text:a></text:p>
                <text:p text:style-name="P35"><text:a xlink:type="simple" xlink:href="#__RefHeading___Toc40262_1418072056" text:style-name="Index_20_Link" text:visited-style-name="Index_20_Link">8.6.19. BMM_WRITABLE_VARIABLE Class<text:tab/>155</text:a></text:p>
                <text:p text:style-name="P35"><text:a xlink:type="simple" xlink:href="#__RefHeading___Toc40264_1418072056" text:style-name="Index_20_Link" text:visited-style-name="Index_20_Link">8.6.20. BMM_LOCAL Class<text:tab/>156</text:a></text:p>
                <text:p text:style-name="P35"><text:a xlink:type="simple" xlink:href="#__RefHeading___Toc40266_1418072056" text:style-name="Index_20_Link" text:visited-style-name="Index_20_Link"><text:soft-page-break/>8.6.21. BMM_RESULT Class<text:tab/>157</text:a></text:p>
                <text:p text:style-name="P35"><text:a xlink:type="simple" xlink:href="#__RefHeading___Toc40268_1418072056" text:style-name="Index_20_Link" text:visited-style-name="Index_20_Link">8.6.22. BMM_READONLY_VARIABLE Class<text:tab/>157</text:a></text:p>
                <text:p text:style-name="P35"><text:a xlink:type="simple" xlink:href="#__RefHeading___Toc40270_1418072056" text:style-name="Index_20_Link" text:visited-style-name="Index_20_Link">8.6.23. BMM_SELF Class<text:tab/>158</text:a></text:p>
                <text:p text:style-name="P35"><text:a xlink:type="simple" xlink:href="#__RefHeading___Toc40272_1418072056" text:style-name="Index_20_Link" text:visited-style-name="Index_20_Link">8.6.24. BMM_PARAMETER Class<text:tab/>158</text:a></text:p>
                <text:p text:style-name="P35"><text:a xlink:type="simple" xlink:href="#__RefHeading___Toc40274_1418072056" text:style-name="Index_20_Link" text:visited-style-name="Index_20_Link">8.6.25. BMM_PARAMETER_DIRECTION Enumeration<text:tab/>159</text:a></text:p>
                <text:p text:style-name="P35"><text:a xlink:type="simple" xlink:href="#__RefHeading___Toc40276_1418072056" text:style-name="Index_20_Link" text:visited-style-name="Index_20_Link">8.6.26. BMM_ROUTINE_DEFINITION Class<text:tab/>159</text:a></text:p>
                <text:p text:style-name="P35"><text:a xlink:type="simple" xlink:href="#__RefHeading___Toc40278_1418072056" text:style-name="Index_20_Link" text:visited-style-name="Index_20_Link">8.6.27. BMM_LOCAL_ROUTINE Class<text:tab/>160</text:a></text:p>
                <text:p text:style-name="P35"><text:a xlink:type="simple" xlink:href="#__RefHeading___Toc40280_1418072056" text:style-name="Index_20_Link" text:visited-style-name="Index_20_Link">8.6.28. BMM_EXTERNAL_ROUTINE Class<text:tab/>160</text:a></text:p>
                <text:p text:style-name="P33"><text:a xlink:type="simple" xlink:href="#__RefHeading___Toc40282_1418072056" text:style-name="Index_20_Link" text:visited-style-name="Index_20_Link">9. Literal Values<text:tab/>161</text:a></text:p>
                <text:p text:style-name="P34"><text:a xlink:type="simple" xlink:href="#__RefHeading___Toc40284_1418072056" text:style-name="Index_20_Link" text:visited-style-name="Index_20_Link">9.1. Overview<text:tab/>161</text:a></text:p>
                <text:p text:style-name="P34"><text:a xlink:type="simple" xlink:href="#__RefHeading___Toc40286_1418072056" text:style-name="Index_20_Link" text:visited-style-name="Index_20_Link">9.2. General Model<text:tab/>161</text:a></text:p>
                <text:p text:style-name="P34"><text:a xlink:type="simple" xlink:href="#__RefHeading___Toc40288_1418072056" text:style-name="Index_20_Link" text:visited-style-name="Index_20_Link">9.3. Container Literals<text:tab/>162</text:a></text:p>
                <text:p text:style-name="P34"><text:a xlink:type="simple" xlink:href="#__RefHeading___Toc40290_1418072056" text:style-name="Index_20_Link" text:visited-style-name="Index_20_Link">9.4. Literal Tuples<text:tab/>163</text:a></text:p>
                <text:p text:style-name="P34"><text:a xlink:type="simple" xlink:href="#__RefHeading___Toc40292_1418072056" text:style-name="Index_20_Link" text:visited-style-name="Index_20_Link">9.5. Type Extensions<text:tab/>163</text:a></text:p>
                <text:p text:style-name="P34"><text:a xlink:type="simple" xlink:href="#__RefHeading___Toc40294_1418072056" text:style-name="Index_20_Link" text:visited-style-name="Index_20_Link">9.6. Class Definitions<text:tab/>163</text:a></text:p>
                <text:p text:style-name="P35"><text:a xlink:type="simple" xlink:href="#__RefHeading___Toc40296_1418072056" text:style-name="Index_20_Link" text:visited-style-name="Index_20_Link">9.6.1. BMM_LITERAL_VALUE Class<text:tab/>163</text:a></text:p>
                <text:p text:style-name="P35"><text:a xlink:type="simple" xlink:href="#__RefHeading___Toc40298_1418072056" text:style-name="Index_20_Link" text:visited-style-name="Index_20_Link">9.6.2. BMM_CONTAINER_VALUE Class<text:tab/>164</text:a></text:p>
                <text:p text:style-name="P35"><text:a xlink:type="simple" xlink:href="#__RefHeading___Toc40300_1418072056" text:style-name="Index_20_Link" text:visited-style-name="Index_20_Link">9.6.3. BMM_INDEXED_CONTAINER_VALUE Class<text:tab/>165</text:a></text:p>
                <text:p text:style-name="P35"><text:a xlink:type="simple" xlink:href="#__RefHeading___Toc40302_1418072056" text:style-name="Index_20_Link" text:visited-style-name="Index_20_Link">9.6.4. BMM_UNITARY_VALUE Class<text:tab/>165</text:a></text:p>
                <text:p text:style-name="P35"><text:a xlink:type="simple" xlink:href="#__RefHeading___Toc40304_1418072056" text:style-name="Index_20_Link" text:visited-style-name="Index_20_Link">9.6.5. BMM_PRIMITIVE_VALUE Class<text:tab/>166</text:a></text:p>
                <text:p text:style-name="P35"><text:a xlink:type="simple" xlink:href="#__RefHeading___Toc40306_1418072056" text:style-name="Index_20_Link" text:visited-style-name="Index_20_Link">9.6.6. BMM_STRING_VALUE Class<text:tab/>166</text:a></text:p>
                <text:p text:style-name="P35"><text:a xlink:type="simple" xlink:href="#__RefHeading___Toc40308_1418072056" text:style-name="Index_20_Link" text:visited-style-name="Index_20_Link">9.6.7. BMM_INTEGER_VALUE Class<text:tab/>167</text:a></text:p>
                <text:p text:style-name="P35"><text:a xlink:type="simple" xlink:href="#__RefHeading___Toc40310_1418072056" text:style-name="Index_20_Link" text:visited-style-name="Index_20_Link">9.6.8. BMM_BOOLEAN_VALUE Class<text:tab/>167</text:a></text:p>
                <text:p text:style-name="P35"><text:a xlink:type="simple" xlink:href="#__RefHeading___Toc40312_1418072056" text:style-name="Index_20_Link" text:visited-style-name="Index_20_Link">9.6.9. BMM_INTERVAL_VALUE Class<text:tab/>168</text:a></text:p>
                <text:p text:style-name="P33"><text:a xlink:type="simple" xlink:href="#__RefHeading___Toc40314_1418072056" text:style-name="Index_20_Link" text:visited-style-name="Index_20_Link">10. Expressions<text:tab/>168</text:a></text:p>
                <text:p text:style-name="P34"><text:a xlink:type="simple" xlink:href="#__RefHeading___Toc40316_1418072056" text:style-name="Index_20_Link" text:visited-style-name="Index_20_Link">10.1. Overview<text:tab/>168</text:a></text:p>
                <text:p text:style-name="P34"><text:a xlink:type="simple" xlink:href="#__RefHeading___Toc40318_1418072056" text:style-name="Index_20_Link" text:visited-style-name="Index_20_Link">10.2. Terminal Entities<text:tab/>170</text:a></text:p>
                <text:p text:style-name="P35"><text:a xlink:type="simple" xlink:href="#__RefHeading___Toc40320_1418072056" text:style-name="Index_20_Link" text:visited-style-name="Index_20_Link">10.2.1. Simple Terminal Entities<text:tab/>170</text:a></text:p>
                <text:p text:style-name="P36"><text:a xlink:type="simple" xlink:href="#__RefHeading___Toc40322_1418072056" text:style-name="Index_20_Link" text:visited-style-name="Index_20_Link">10.2.1.1. Literals<text:tab/>170</text:a></text:p>
                <text:p text:style-name="P36"><text:a xlink:type="simple" xlink:href="#__RefHeading___Toc40324_1418072056" text:style-name="Index_20_Link" text:visited-style-name="Index_20_Link">10.2.1.2. Value Generators<text:tab/>170</text:a></text:p>
                <text:p text:style-name="P37"><text:a xlink:type="simple" xlink:href="#__RefHeading___Toc40326_1418072056" text:style-name="Index_20_Link" text:visited-style-name="Index_20_Link">Feature References<text:tab/>172</text:a></text:p>
                <text:p text:style-name="P37"><text:a xlink:type="simple" xlink:href="#__RefHeading___Toc40328_1418072056" text:style-name="Index_20_Link" text:visited-style-name="Index_20_Link">Type Reference<text:tab/>172</text:a></text:p>
                <text:p text:style-name="P37"><text:a xlink:type="simple" xlink:href="#__RefHeading___Toc40330_1418072056" text:style-name="Index_20_Link" text:visited-style-name="Index_20_Link"><text:soft-page-break/>Agents<text:tab/>174</text:a></text:p>
                <text:p text:style-name="P36"><text:a xlink:type="simple" xlink:href="#__RefHeading___Toc40332_1418072056" text:style-name="Index_20_Link" text:visited-style-name="Index_20_Link">10.2.1.3. Variables<text:tab/>174</text:a></text:p>
                <text:p text:style-name="P36"><text:a xlink:type="simple" xlink:href="#__RefHeading___Toc40334_1418072056" text:style-name="Index_20_Link" text:visited-style-name="Index_20_Link">10.2.1.4. Predicates<text:tab/>174</text:a></text:p>
                <text:p text:style-name="P37"><text:a xlink:type="simple" xlink:href="#__RefHeading___Toc40336_1418072056" text:style-name="Index_20_Link" text:visited-style-name="Index_20_Link">Attached (x)<text:tab/>175</text:a></text:p>
                <text:p text:style-name="P37"><text:a xlink:type="simple" xlink:href="#__RefHeading___Toc40338_1418072056" text:style-name="Index_20_Link" text:visited-style-name="Index_20_Link">Defined (x)<text:tab/>175</text:a></text:p>
                <text:p text:style-name="P35"><text:a xlink:type="simple" xlink:href="#__RefHeading___Toc40340_1418072056" text:style-name="Index_20_Link" text:visited-style-name="Index_20_Link">10.2.2. Decision Tables<text:tab/>175</text:a></text:p>
                <text:p text:style-name="P34"><text:a xlink:type="simple" xlink:href="#__RefHeading___Toc40342_1418072056" text:style-name="Index_20_Link" text:visited-style-name="Index_20_Link">10.3. Operator Expressions<text:tab/>178</text:a></text:p>
                <text:p text:style-name="P34"><text:a xlink:type="simple" xlink:href="#__RefHeading___Toc40344_1418072056" text:style-name="Index_20_Link" text:visited-style-name="Index_20_Link">10.4. Tuples<text:tab/>181</text:a></text:p>
                <text:p text:style-name="P34"><text:a xlink:type="simple" xlink:href="#__RefHeading___Toc40346_1418072056" text:style-name="Index_20_Link" text:visited-style-name="Index_20_Link">10.5. Usage in BMM Models<text:tab/>182</text:a></text:p>
                <text:p text:style-name="P35"><text:a xlink:type="simple" xlink:href="#__RefHeading___Toc40348_1418072056" text:style-name="Index_20_Link" text:visited-style-name="Index_20_Link">10.5.1. Simple Assertions<text:tab/>182</text:a></text:p>
                <text:p text:style-name="P35"><text:a xlink:type="simple" xlink:href="#__RefHeading___Toc40350_1418072056" text:style-name="Index_20_Link" text:visited-style-name="Index_20_Link">10.5.2. Existential and Universal Quantifier Invariants<text:tab/>182</text:a></text:p>
                <text:p text:style-name="P34"><text:a xlink:type="simple" xlink:href="#__RefHeading___Toc40352_1418072056" text:style-name="Index_20_Link" text:visited-style-name="Index_20_Link">10.6. Class Definitions<text:tab/>184</text:a></text:p>
                <text:p text:style-name="P35"><text:a xlink:type="simple" xlink:href="#__RefHeading___Toc40354_1418072056" text:style-name="Index_20_Link" text:visited-style-name="Index_20_Link">10.6.1. EL_EXPRESSION Class<text:tab/>184</text:a></text:p>
                <text:p text:style-name="P35"><text:a xlink:type="simple" xlink:href="#__RefHeading___Toc40356_1418072056" text:style-name="Index_20_Link" text:visited-style-name="Index_20_Link">10.6.2. EL_TERMINAL Class<text:tab/>184</text:a></text:p>
                <text:p text:style-name="P35"><text:a xlink:type="simple" xlink:href="#__RefHeading___Toc40358_1418072056" text:style-name="Index_20_Link" text:visited-style-name="Index_20_Link">10.6.3. EL_SIMPLE Class<text:tab/>185</text:a></text:p>
                <text:p text:style-name="P35"><text:a xlink:type="simple" xlink:href="#__RefHeading___Toc40360_1418072056" text:style-name="Index_20_Link" text:visited-style-name="Index_20_Link">10.6.4. EL_VALUE_GENERATOR Class<text:tab/>185</text:a></text:p>
                <text:p text:style-name="P35"><text:a xlink:type="simple" xlink:href="#__RefHeading___Toc40362_1418072056" text:style-name="Index_20_Link" text:visited-style-name="Index_20_Link">10.6.5. EL_TYPE_REF Class<text:tab/>186</text:a></text:p>
                <text:p text:style-name="P35"><text:a xlink:type="simple" xlink:href="#__RefHeading___Toc40364_1418072056" text:style-name="Index_20_Link" text:visited-style-name="Index_20_Link">10.6.6. EL_LITERAL Class<text:tab/>187</text:a></text:p>
                <text:p text:style-name="P35"><text:a xlink:type="simple" xlink:href="#__RefHeading___Toc40366_1418072056" text:style-name="Index_20_Link" text:visited-style-name="Index_20_Link">10.6.7. EL_VARIABLE Class<text:tab/>188</text:a></text:p>
                <text:p text:style-name="P35"><text:a xlink:type="simple" xlink:href="#__RefHeading___Toc40368_1418072056" text:style-name="Index_20_Link" text:visited-style-name="Index_20_Link">10.6.8. EL_WRITABLE_VARIABLE Class<text:tab/>188</text:a></text:p>
                <text:p text:style-name="P35"><text:a xlink:type="simple" xlink:href="#__RefHeading___Toc40370_1418072056" text:style-name="Index_20_Link" text:visited-style-name="Index_20_Link">10.6.9. EL_READONLY_VARIABLE Class<text:tab/>189</text:a></text:p>
                <text:p text:style-name="P35"><text:a xlink:type="simple" xlink:href="#__RefHeading___Toc40372_1418072056" text:style-name="Index_20_Link" text:visited-style-name="Index_20_Link">10.6.10. EL_FEATURE_REF Class<text:tab/>189</text:a></text:p>
                <text:p text:style-name="P35"><text:a xlink:type="simple" xlink:href="#__RefHeading___Toc40374_1418072056" text:style-name="Index_20_Link" text:visited-style-name="Index_20_Link">10.6.11. EL_PROPERTY_REF Class<text:tab/>190</text:a></text:p>
                <text:p text:style-name="P35"><text:a xlink:type="simple" xlink:href="#__RefHeading___Toc40376_1418072056" text:style-name="Index_20_Link" text:visited-style-name="Index_20_Link">10.6.12. EL_STATIC_REF Class<text:tab/>191</text:a></text:p>
                <text:p text:style-name="P35"><text:a xlink:type="simple" xlink:href="#__RefHeading___Toc40378_1418072056" text:style-name="Index_20_Link" text:visited-style-name="Index_20_Link">10.6.13. EL_AGENT_CALL Class<text:tab/>191</text:a></text:p>
                <text:p text:style-name="P35"><text:a xlink:type="simple" xlink:href="#__RefHeading___Toc40380_1418072056" text:style-name="Index_20_Link" text:visited-style-name="Index_20_Link">10.6.14. EL_FUNCTION_CALL Class<text:tab/>192</text:a></text:p>
                <text:p text:style-name="P35"><text:a xlink:type="simple" xlink:href="#__RefHeading___Toc40382_1418072056" text:style-name="Index_20_Link" text:visited-style-name="Index_20_Link">10.6.15. EL_AGENT Class<text:tab/>193</text:a></text:p>
                <text:p text:style-name="P35"><text:a xlink:type="simple" xlink:href="#__RefHeading___Toc40384_1418072056" text:style-name="Index_20_Link" text:visited-style-name="Index_20_Link">10.6.16. EL_FUNCTION_AGENT Class<text:tab/>194</text:a></text:p>
                <text:p text:style-name="P35"><text:a xlink:type="simple" xlink:href="#__RefHeading___Toc40386_1418072056" text:style-name="Index_20_Link" text:visited-style-name="Index_20_Link">10.6.17. EL_PROCEDURE_AGENT Class<text:tab/>195</text:a></text:p>
                <text:p text:style-name="P35"><text:a xlink:type="simple" xlink:href="#__RefHeading___Toc40388_1418072056" text:style-name="Index_20_Link" text:visited-style-name="Index_20_Link">10.6.18. EL_PREDICATE Class<text:tab/>196</text:a></text:p>
                <text:p text:style-name="P35"><text:a xlink:type="simple" xlink:href="#__RefHeading___Toc40390_1418072056" text:style-name="Index_20_Link" text:visited-style-name="Index_20_Link">10.6.19. EL_DEFINED Class<text:tab/>197</text:a></text:p>
                <text:p text:style-name="P35"><text:a xlink:type="simple" xlink:href="#__RefHeading___Toc40392_1418072056" text:style-name="Index_20_Link" text:visited-style-name="Index_20_Link">10.6.20. EL_ATTACHED Class<text:tab/>197</text:a></text:p>
                <text:p text:style-name="P35"><text:a xlink:type="simple" xlink:href="#__RefHeading___Toc40394_1418072056" text:style-name="Index_20_Link" text:visited-style-name="Index_20_Link"><text:soft-page-break/>10.6.21. EL_DECISION_TABLE Class<text:tab/>198</text:a></text:p>
                <text:p text:style-name="P35"><text:a xlink:type="simple" xlink:href="#__RefHeading___Toc40396_1418072056" text:style-name="Index_20_Link" text:visited-style-name="Index_20_Link">10.6.22. EL_DECISION_BRANCH Class<text:tab/>199</text:a></text:p>
                <text:p text:style-name="P35"><text:a xlink:type="simple" xlink:href="#__RefHeading___Toc40398_1418072056" text:style-name="Index_20_Link" text:visited-style-name="Index_20_Link">10.6.23. EL_CONDITION_CHAIN Class<text:tab/>199</text:a></text:p>
                <text:p text:style-name="P35"><text:a xlink:type="simple" xlink:href="#__RefHeading___Toc40400_1418072056" text:style-name="Index_20_Link" text:visited-style-name="Index_20_Link">10.6.24. EL_CONDITIONAL_EXPRESSION Class<text:tab/>200</text:a></text:p>
                <text:p text:style-name="P35"><text:a xlink:type="simple" xlink:href="#__RefHeading___Toc40402_1418072056" text:style-name="Index_20_Link" text:visited-style-name="Index_20_Link">10.6.25. EL_CASE_TABLE Class<text:tab/>200</text:a></text:p>
                <text:p text:style-name="P35"><text:a xlink:type="simple" xlink:href="#__RefHeading___Toc40404_1418072056" text:style-name="Index_20_Link" text:visited-style-name="Index_20_Link">10.6.26. EL_CASE Class<text:tab/>201</text:a></text:p>
                <text:p text:style-name="P35"><text:a xlink:type="simple" xlink:href="#__RefHeading___Toc40406_1418072056" text:style-name="Index_20_Link" text:visited-style-name="Index_20_Link">10.6.27. EL_OPERATOR Class<text:tab/>202</text:a></text:p>
                <text:p text:style-name="P35"><text:a xlink:type="simple" xlink:href="#__RefHeading___Toc40408_1418072056" text:style-name="Index_20_Link" text:visited-style-name="Index_20_Link">10.6.28. EL_UNARY_OPERATOR Class<text:tab/>203</text:a></text:p>
                <text:p text:style-name="P35"><text:a xlink:type="simple" xlink:href="#__RefHeading___Toc40410_1418072056" text:style-name="Index_20_Link" text:visited-style-name="Index_20_Link">10.6.29. EL_BINARY_OPERATOR Class<text:tab/>203</text:a></text:p>
                <text:p text:style-name="P35"><text:a xlink:type="simple" xlink:href="#__RefHeading___Toc40412_1418072056" text:style-name="Index_20_Link" text:visited-style-name="Index_20_Link">10.6.30. EL_TUPLE Class<text:tab/>204</text:a></text:p>
                <text:p text:style-name="P35"><text:a xlink:type="simple" xlink:href="#__RefHeading___Toc40414_1418072056" text:style-name="Index_20_Link" text:visited-style-name="Index_20_Link">10.6.31. EL_TUPLE_ITEM Class<text:tab/>204</text:a></text:p>
                <text:p text:style-name="P35"><text:a xlink:type="simple" xlink:href="#__RefHeading___Toc40416_1418072056" text:style-name="Index_20_Link" text:visited-style-name="Index_20_Link">10.6.32. EL_CONSTRAINED Class<text:tab/>205</text:a></text:p>
                <text:p text:style-name="P35"><text:a xlink:type="simple" xlink:href="#__RefHeading___Toc40418_1418072056" text:style-name="Index_20_Link" text:visited-style-name="Index_20_Link">10.6.33. EL_BOOLEAN_EXPRESSION Class<text:tab/>205</text:a></text:p>
                <text:p text:style-name="P33"><text:a xlink:type="simple" xlink:href="#__RefHeading___Toc40420_1418072056" text:style-name="Index_20_Link" text:visited-style-name="Index_20_Link">11. Functional Elements<text:tab/>206</text:a></text:p>
                <text:p text:style-name="P34"><text:a xlink:type="simple" xlink:href="#__RefHeading___Toc40422_1418072056" text:style-name="Index_20_Link" text:visited-style-name="Index_20_Link">11.1. Overview<text:tab/>206</text:a></text:p>
                <text:p text:style-name="P34"><text:a xlink:type="simple" xlink:href="#__RefHeading___Toc40424_1418072056" text:style-name="Index_20_Link" text:visited-style-name="Index_20_Link">11.2. Agents<text:tab/>207</text:a></text:p>
                <text:p text:style-name="P34"><text:a xlink:type="simple" xlink:href="#__RefHeading___Toc40426_1418072056" text:style-name="Index_20_Link" text:visited-style-name="Index_20_Link">11.3. Calls<text:tab/>208</text:a></text:p>
                <text:p text:style-name="P33"><text:a xlink:type="simple" xlink:href="#__RefHeading___Toc40428_1418072056" text:style-name="Index_20_Link" text:visited-style-name="Index_20_Link">12. Statements<text:tab/>209</text:a></text:p>
                <text:p text:style-name="P34"><text:a xlink:type="simple" xlink:href="#__RefHeading___Toc40430_1418072056" text:style-name="Index_20_Link" text:visited-style-name="Index_20_Link">12.1. Overview<text:tab/>209</text:a></text:p>
                <text:p text:style-name="P34"><text:a xlink:type="simple" xlink:href="#__RefHeading___Toc40432_1418072056" text:style-name="Index_20_Link" text:visited-style-name="Index_20_Link">12.2. Variable Declaration<text:tab/>209</text:a></text:p>
                <text:p text:style-name="P34"><text:a xlink:type="simple" xlink:href="#__RefHeading___Toc40434_1418072056" text:style-name="Index_20_Link" text:visited-style-name="Index_20_Link">12.3. Assignment<text:tab/>210</text:a></text:p>
                <text:p text:style-name="P34"><text:a xlink:type="simple" xlink:href="#__RefHeading___Toc40436_1418072056" text:style-name="Index_20_Link" text:visited-style-name="Index_20_Link">12.4. Procedure Call<text:tab/>211</text:a></text:p>
                <text:p text:style-name="P34"><text:a xlink:type="simple" xlink:href="#__RefHeading___Toc40438_1418072056" text:style-name="Index_20_Link" text:visited-style-name="Index_20_Link">12.5. Action Tables<text:tab/>212</text:a></text:p>
                <text:p text:style-name="P34"><text:a xlink:type="simple" xlink:href="#__RefHeading___Toc40440_1418072056" text:style-name="Index_20_Link" text:visited-style-name="Index_20_Link">12.6. Assertions<text:tab/>213</text:a></text:p>
                <text:p text:style-name="P34"><text:a xlink:type="simple" xlink:href="#__RefHeading___Toc40442_1418072056" text:style-name="Index_20_Link" text:visited-style-name="Index_20_Link">12.7. Class Definitions<text:tab/>214</text:a></text:p>
                <text:p text:style-name="P35"><text:a xlink:type="simple" xlink:href="#__RefHeading___Toc40444_1418072056" text:style-name="Index_20_Link" text:visited-style-name="Index_20_Link">12.7.1. BMM_STATEMENT_ITEM Class<text:tab/>214</text:a></text:p>
                <text:p text:style-name="P35"><text:a xlink:type="simple" xlink:href="#__RefHeading___Toc40446_1418072056" text:style-name="Index_20_Link" text:visited-style-name="Index_20_Link">12.7.2. BMM_STATEMENT_BLOCK Class<text:tab/>214</text:a></text:p>
                <text:p text:style-name="P35"><text:a xlink:type="simple" xlink:href="#__RefHeading___Toc40448_1418072056" text:style-name="Index_20_Link" text:visited-style-name="Index_20_Link">12.7.3. BMM_STATEMENT Class<text:tab/>215</text:a></text:p>
                <text:p text:style-name="P35"><text:a xlink:type="simple" xlink:href="#__RefHeading___Toc40450_1418072056" text:style-name="Index_20_Link" text:visited-style-name="Index_20_Link">12.7.4. BMM_SIMPLE_STATEMENT Class<text:tab/>215</text:a></text:p>
                <text:p text:style-name="P35"><text:a xlink:type="simple" xlink:href="#__RefHeading___Toc40452_1418072056" text:style-name="Index_20_Link" text:visited-style-name="Index_20_Link">12.7.5. BMM_DECLARATION Class<text:tab/>216</text:a></text:p>
                <text:p text:style-name="P35"><text:a xlink:type="simple" xlink:href="#__RefHeading___Toc40454_1418072056" text:style-name="Index_20_Link" text:visited-style-name="Index_20_Link">12.7.6. BMM_ASSIGNMENT Class<text:tab/>216</text:a></text:p>
                <text:p text:style-name="P35"><text:a xlink:type="simple" xlink:href="#__RefHeading___Toc40456_1418072056" text:style-name="Index_20_Link" text:visited-style-name="Index_20_Link">12.7.7. BMM_PROCEDURE_CALL Class<text:tab/>217</text:a></text:p>
                <text:p text:style-name="P35"><text:a xlink:type="simple" xlink:href="#__RefHeading___Toc40458_1418072056" text:style-name="Index_20_Link" text:visited-style-name="Index_20_Link"><text:soft-page-break/>12.7.8. BMM_ASSERTION Class<text:tab/>218</text:a></text:p>
                <text:p text:style-name="P35"><text:a xlink:type="simple" xlink:href="#__RefHeading___Toc40460_1418072056" text:style-name="Index_20_Link" text:visited-style-name="Index_20_Link">12.7.9. BMM_ACTION_TABLE Class<text:tab/>218</text:a></text:p>
                <text:p text:style-name="P35"><text:a xlink:type="simple" xlink:href="#__RefHeading___Toc40462_1418072056" text:style-name="Index_20_Link" text:visited-style-name="Index_20_Link">12.7.10. BMM_ACTION_DECISION_TABLE Class<text:tab/>219</text:a></text:p>
                <text:p text:style-name="P33"><text:a xlink:type="simple" xlink:href="#__RefHeading___Toc40464_1418072056" text:style-name="Index_20_Link" text:visited-style-name="Index_20_Link">13. Model Semantics<text:tab/>219</text:a></text:p>
                <text:p text:style-name="P34"><text:a xlink:type="simple" xlink:href="#__RefHeading___Toc40466_1418072056" text:style-name="Index_20_Link" text:visited-style-name="Index_20_Link">13.1. Inheritance<text:tab/>220</text:a></text:p>
                <text:p text:style-name="P35"><text:a xlink:type="simple" xlink:href="#__RefHeading___Toc40468_1418072056" text:style-name="Index_20_Link" text:visited-style-name="Index_20_Link">13.1.1. Simple Inheritance<text:tab/>220</text:a></text:p>
                <text:p text:style-name="P35"><text:a xlink:type="simple" xlink:href="#__RefHeading___Toc40470_1418072056" text:style-name="Index_20_Link" text:visited-style-name="Index_20_Link">13.1.2. Generic Inheritance<text:tab/>222</text:a></text:p>
                <text:p text:style-name="P35"><text:a xlink:type="simple" xlink:href="#__RefHeading___Toc40472_1418072056" text:style-name="Index_20_Link" text:visited-style-name="Index_20_Link">13.1.3. Multiple Inheritance<text:tab/>226</text:a></text:p>
                <text:p text:style-name="P35"><text:a xlink:type="simple" xlink:href="#__RefHeading___Toc40474_1418072056" text:style-name="Index_20_Link" text:visited-style-name="Index_20_Link">13.1.4. Inheritance and Invariants, Pre-conditions and Post-conditions<text:tab/>227</text:a></text:p>
                <text:p text:style-name="P33"><text:a xlink:type="simple" xlink:href="#__RefHeading___Toc40476_1418072056" text:style-name="Index_20_Link" text:visited-style-name="Index_20_Link">14. BMM Extensions<text:tab/>228</text:a></text:p>
                <text:p text:style-name="P34"><text:a xlink:type="simple" xlink:href="#__RefHeading___Toc40478_1418072056" text:style-name="Index_20_Link" text:visited-style-name="Index_20_Link">14.1. Overview<text:tab/>228</text:a></text:p>
                <text:p text:style-name="P34"><text:a xlink:type="simple" xlink:href="#__RefHeading___Toc40480_1418072056" text:style-name="Index_20_Link" text:visited-style-name="Index_20_Link">14.2. General Extensions<text:tab/>228</text:a></text:p>
                <text:p text:style-name="P34"><text:a xlink:type="simple" xlink:href="#__RefHeading___Toc40482_1418072056" text:style-name="Index_20_Link" text:visited-style-name="Index_20_Link">14.3. Feature Extensions<text:tab/>228</text:a></text:p>
                <text:p text:style-name="P33"><text:a xlink:type="simple" xlink:href="#__RefHeading___Toc40484_1418072056" text:style-name="Index_20_Link" text:visited-style-name="Index_20_Link">References<text:tab/>228</text:a></text:p>
              </text:index-body>
            </text:table-of-content>
            <text:p text:style-name="P27"/>
          </text:section>
          <text:list text:style-name="L6">
            <text:list-item>
              <text:p text:style-name="P50"><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50"><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50"><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50"><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50"><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50"><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50"><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50"><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50"><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50"><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50"><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50"><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50"><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50"><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50"><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50"><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50"><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50"><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50"><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50"><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50"><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50"><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50"><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50"><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50"><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50"><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50"><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50"><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50"><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50"><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50"><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50"><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50"><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50"><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50"><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50"><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50"><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50"><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50"><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50"><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50"><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50"><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50"><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50"><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50"><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50"><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50"><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50"><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50"><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50"><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50"><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50"><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50"><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50"><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50"><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50"><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50"><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50"><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50"><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50"><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50"><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50"><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50"><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50"><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50"><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50"><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50"><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50"><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50"><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50"><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50"><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50"><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50"><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50"><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50"><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50"><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50"><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50"><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50"><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50"><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50"><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50"><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50"><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50"><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50"><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50"><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50"><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50"><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50"><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50"><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50"><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50"><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50"><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50"><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50"><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50"><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50"><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50"><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50"><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50"><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50"><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50"><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50"><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50"><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50"><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50"><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50"><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50"><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50"><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50"><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50"><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50"><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50"><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50"><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50"><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50"><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50"><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50"><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50"><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50"><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50"><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50"><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50"><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50"><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50"><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50"><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50"><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50"><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50"><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50"><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50"><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50"><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50"><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50"><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50"><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50"><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50"><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50"><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50"><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50"><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50"><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50"><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50"><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50"><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50"><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50"><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50"><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50"><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50"><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50"><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50"><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50"><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50"><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50"><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50"><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50"><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50"><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50"><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50"><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50"><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50"><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50"><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50"><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50"><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50"><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50"><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50"><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50"><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50"><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50"><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50"><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50"><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50"><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50"><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50"><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50"><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50"><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50"><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50"><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50"><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50"><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50"><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50"><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50"><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50"><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50"><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50"><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50"><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50"><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50"><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50"><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50"><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50"><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50"><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50"><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50"><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50"><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50"><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50"><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50"><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50"><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50"><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50"><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50"><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50"><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50"><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50"><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50"><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50"><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50"><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50"><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50"><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50"><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50"><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50"><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50"><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50"><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50"><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50"><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50"><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50"><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50"><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50"><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50"><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50"><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50"><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50"><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50"><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50"><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50"><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50"><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50"><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50"><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50"><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50"><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50"><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50"><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50"><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50"><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50"><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50"><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50"><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50"><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50"><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50"><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50"><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50"><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50"><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50"><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50"><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50"><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50"><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50"><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50"><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50"><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50"><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50"><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9"><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1">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2">Matija Kejžar, Senior Engineer, Better, Slovenia</text:p>
          </text:list-item>
          <text:list-item>
            <text:p text:style-name="P52">Patrick Langford, NeuronSong LLC, Utah, USA</text:p>
          </text:list-item>
          <text:list-item>
            <text:p text:style-name="P52">Claude Nanjo MA African Studies, M Public Health, Cognitive Medical Systems Inc., California, USA</text:p>
          </text:list-item>
          <text:list-item>
            <text:p text:style-name="P52"><text:soft-page-break/>Harold Solbrig, Mayo Clinic, Rochester, USA</text:p>
          </text:list-item>
          <text:list-item>
            <text:p text:style-name="P52">Erik Sundvall PhD, Linkoping University, Sweden</text:p>
          </text:list-item>
          <text:list-item>
            <text:p text:style-name="P52">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3">'openEHR' is a registered trademark of the openEHR Foundation;</text:p>
          </text:list-item>
          <text:list-item>
            <text:p text:style-name="P53">'Java' is a registered trademark of Oracle Corporation;</text:p>
          </text:list-item>
          <text:list-item>
            <text:p text:style-name="P53">'C#' is a registered trademark of Microsoft;</text:p>
          </text:list-item>
          <text:list-item>
            <text:p text:style-name="P53">'OMG' and 'UML' are registered trademarks of the Object Management Group;</text:p>
          </text:list-item>
          <text:list-item>
            <text:p text:style-name="P53">'MagicDraw' is a registered trademark of NoMagic Inc;</text:p>
          </text:list-item>
          <text:list-item>
            <text:p text:style-name="P53">'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4">routines, variables, constants;</text:p>
          </text:list-item>
          <text:list-item>
            <text:p text:style-name="P54">expressions (including assertions);</text:p>
          </text:list-item>
          <text:list-item>
            <text:p text:style-name="P54">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5"><text:soft-page-break/>definition of classes, properties and methods;</text:p>
          </text:list-item>
          <text:list-item>
            <text:p text:style-name="P55">delayed routine calls as first-class objects;</text:p>
          </text:list-item>
          <text:list-item>
            <text:p text:style-name="P55">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70"><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70"><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70"><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70"><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70"><text:span text:style-name="Emphasis"><text:span text:style-name="T2">Enumerated types</text:span></text:span><text:span text:style-name="T2">: supported via the notion of 'range-constrained' classes and also references to external value sets;</text:span></text:p>
          </text:list-item>
          <text:list-item>
            <text:p text:style-name="P70"><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70"><text:span text:style-name="Emphasis"><text:span text:style-name="T2">Design by contract (DbC)</text:span></text:span><text:span text:style-name="T2">: formally supported via class invariants and routine pre- and post-conditions;</text:span></text:p>
          </text:list-item>
          <text:list-item>
            <text:p text:style-name="P70"><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6">the composite or association nature of a class property only being known if it is represented as an association, i.e. a line linking two classes on a UML diagram;</text:p>
          </text:list-item>
          <text:list-item>
            <text:p text:style-name="P71"><text:span text:style-name="T2">the notion of </text:span><text:span text:style-name="Emphasis"><text:span text:style-name="T2">type</text:span></text:span><text:span text:style-name="T2"> is not adequately formalised;</text:span></text:p>
          </text:list-item>
          <text:list-item>
            <text:p text:style-name="P56">the meta-model of generic types and container properties is problematic and does not map well to object programming languages;</text:p>
          </text:list-item>
          <text:list-item>
            <text:p text:style-name="P56">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6">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7">poor support for OCL and design by contract in most tools;</text:p>
          </text:list-item>
          <text:list-item>
            <text:p text:style-name="P57">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7">problems with qualified attributes, which are used to represent identifier references to objects rather than direct references;</text:p>
          </text:list-item>
          <text:list-item>
            <text:p text:style-name="P57"><text:soft-page-break/>variable support for XSD generation across tools, where the results are wildly wrong in some tools;</text:p>
          </text:list-item>
          <text:list-item>
            <text:p text:style-name="P72"><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3"><text:span text:style-name="Source_20_Text"><text:span text:style-name="T2">org.openehr.lang.bmm</text:span></text:span><text:span text:style-name="T2">: the BMM</text:span></text:p>
            <text:list>
              <text:list-item>
                <text:p text:style-name="P73"><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3"><text:span text:style-name="Source_20_Text"><text:span text:style-name="T2">core</text:span></text:span><text:span text:style-name="T2">: the core BMM classes used for in-memory representation of an object model. This consists of a number of sub-packages:</text:span></text:p>
                <text:list>
                  <text:list-item>
                    <text:p text:style-name="P73"><text:span text:style-name="Source_20_Text"><text:span text:style-name="T2">model</text:span></text:span><text:span text:style-name="T2">: meta-types representing models and packages;</text:span></text:p>
                  </text:list-item>
                  <text:list-item>
                    <text:p text:style-name="P73"><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3"><text:span text:style-name="Source_20_Text"><text:span text:style-name="T2">feature</text:span></text:span><text:span text:style-name="T2">: meta-types representing classes features, i.e. constants, routines, properties;</text:span></text:p>
                  </text:list-item>
                  <text:list-item>
                    <text:p text:style-name="P73"><text:soft-page-break/><text:span text:style-name="Source_20_Text"><text:span text:style-name="T2">literal_value</text:span></text:span><text:span text:style-name="T2">: meta-types representing literal values;</text:span></text:p>
                  </text:list-item>
                  <text:list-item>
                    <text:p text:style-name="P73"><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4"><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3"><text:soft-page-break/><text:span text:style-name="Source_20_Text">[Integer, String]</text:span> - a tuple type;</text:p>
                </text:list-item>
                <text:list-item>
                  <text:p text:style-name="P43"><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4"><text:soft-page-break/>check that package structure is regular:</text:p>
                  <text:list>
                    <text:list-item>
                      <text:p text:style-name="P44">only top-level packages can have qualified names</text:p>
                    </text:list-item>
                    <text:list-item>
                      <text:p text:style-name="P44">no top-level package name can be a direct parent or child of another (child package must be declared under the parent)</text:p>
                    </text:list-item>
                  </text:list>
                </text:list-item>
                <text:list-item>
                  <text:p text:style-name="P44">check that all classes are mentioned in the package structure</text:p>
                </text:list-item>
                <text:list-item>
                  <text:p text:style-name="P44">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5">convert packages to canonical form, i.e. full hierarchy with no packages with names like aa.bb.cc</text:p>
                </text:list-item>
                <text:list-item>
                  <text:p text:style-name="P45">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5"><text:span text:style-name="Source_20_Text"><text:span text:style-name="T2">"purpose": String</text:span></text:span></text:p>
          </text:list-item>
          <text:list-item>
            <text:p text:style-name="P75"><text:span text:style-name="Source_20_Text"><text:span text:style-name="T2">"keywords": List&lt;String&gt;</text:span></text:span></text:p>
          </text:list-item>
          <text:list-item>
            <text:p text:style-name="P75"><text:span text:style-name="Source_20_Text"><text:span text:style-name="T2">"use": String</text:span></text:span></text:p>
          </text:list-item>
          <text:list-item>
            <text:p text:style-name="P75"><text:soft-page-break/><text:span text:style-name="Source_20_Text"><text:span text:style-name="T2">"misuse": String</text:span></text:span></text:p>
          </text:list-item>
          <text:list-item>
            <text:p text:style-name="P75"><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6"><text:span text:style-name="Source_20_Text">"purpose": String</text:span></text:p>
                </text:list-item>
                <text:list-item>
                  <text:p text:style-name="P46"><text:span text:style-name="Source_20_Text">"keywords": List&lt;String&gt;</text:span></text:p>
                </text:list-item>
                <text:list-item>
                  <text:p text:style-name="P46"><text:span text:style-name="Source_20_Text">"use": String</text:span></text:p>
                </text:list-item>
                <text:list-item>
                  <text:p text:style-name="P46"><text:span text:style-name="Source_20_Text">"misuse": String</text:span></text:p>
                </text:list-item>
                <text:list-item>
                  <text:p text:style-name="P46"><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7">[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7">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7">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6"><text:span text:style-name="T2">to define the </text:span><text:span text:style-name="Emphasis"><text:span text:style-name="T2">types of properties</text:span></text:span><text:span text:style-name="T2">;</text:span></text:p>
          </text:list-item>
          <text:list-item>
            <text:p text:style-name="P76"><text:span text:style-name="T2">to defined the </text:span><text:span text:style-name="Emphasis"><text:span text:style-name="T2">types of routine parameters and return values</text:span></text:span><text:span text:style-name="T2">;</text:span></text:p>
          </text:list-item>
          <text:list-item>
            <text:p text:style-name="P76"><text:span text:style-name="T2">to define </text:span><text:span text:style-name="Emphasis"><text:span text:style-name="T2">formal type parameters</text:span></text:span><text:span text:style-name="T2"> in a generic class;</text:span></text:p>
          </text:list-item>
          <text:list-item>
            <text:p text:style-name="P76"><text:span text:style-name="T2">to define type(s) of </text:span><text:span text:style-name="Emphasis"><text:span text:style-name="T2">inheritance ancestors of class definitions</text:span></text:span><text:span text:style-name="T2">;</text:span></text:p>
          </text:list-item>
          <text:list-item>
            <text:p text:style-name="P76"><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6"><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7"><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7"><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7"><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7"><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8"><text:span text:style-name="Emphasis"><text:span text:style-name="T2">meta-rule</text:span></text:span><text:span text:style-name="T2">: A Simple type can only conform to a Model type, i.e. either another Simple type or a Generic type;</text:span></text:p>
          </text:list-item>
          <text:list-item>
            <text:p text:style-name="P78"><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8">a substitution of a formal parameter from the generic class with a concrete type, including other generic types and container types;</text:p>
          </text:list-item>
          <text:list-item>
            <text:p text:style-name="P58">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9"><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9"><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9"><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80"><text:span text:style-name="Emphasis"><text:span text:style-name="T2">meta-rule</text:span></text:span><text:span text:style-name="T2">: A Generic type can only conform to another Generic type;</text:span></text:p>
          </text:list-item>
          <text:list-item>
            <text:p text:style-name="P80"><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9">the number of generic parameters is equal;</text:p>
              </text:list-item>
              <text:list-item>
                <text:p text:style-name="P80"><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80"><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80"><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1"><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1"><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1"><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2"><text:span text:style-name="Emphasis"><text:span text:style-name="T2">meta-rule</text:span></text:span><text:span text:style-name="T2">: A Container type can only conform to another Container type;</text:span></text:p>
          </text:list-item>
          <text:list-item>
            <text:p text:style-name="P82"><text:soft-page-break/><text:span text:style-name="Emphasis"><text:span text:style-name="T2">concrete rules</text:span></text:span><text:span text:style-name="T2">:</text:span></text:p>
            <text:list>
              <text:list-item>
                <text:p text:style-name="P82"><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2"><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3"><text:span text:style-name="Emphasis"><text:span text:style-name="T2">meta-rule</text:span></text:span><text:span text:style-name="T2">: A Tuple type can only conform to another Tuple type;</text:span></text:p>
          </text:list-item>
          <text:list-item>
            <text:p text:style-name="P83"><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3"><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4"><text:span text:style-name="Emphasis"><text:span text:style-name="T2">meta-rule</text:span></text:span><text:span text:style-name="T2">: A Signature type can only conform to another Signature type;</text:span></text:p>
          </text:list-item>
          <text:list-item>
            <text:p text:style-name="P84"><text:span text:style-name="Emphasis"><text:span text:style-name="T2">concrete rules</text:span></text:span><text:span text:style-name="T2">:</text:span></text:p>
            <text:list>
              <text:list-item>
                <text:p text:style-name="P84"><text:span text:style-name="T2">all specific Function signatures conform to the signature </text:span><text:span text:style-name="Source_20_Text"><text:span text:style-name="T2">Function</text:span></text:span><text:span text:style-name="T2">;</text:span></text:p>
              </text:list-item>
              <text:list-item>
                <text:p text:style-name="P84"><text:span text:style-name="T2">all specific Procedure signatures conform to the signature </text:span><text:span text:style-name="Source_20_Text"><text:span text:style-name="T2">Procedure</text:span></text:span><text:span text:style-name="T2">;</text:span></text:p>
              </text:list-item>
              <text:list-item>
                <text:p text:style-name="P60">the conformance of specific Function or Procedure signatures to another Function or Procedure signature is such that:</text:p>
                <text:list>
                  <text:list-item>
                    <text:p text:style-name="P60">the number of argument types accord and;</text:p>
                  </text:list-item>
                  <text:list-item>
                    <text:p text:style-name="P60">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1">Inheritance is from classes to types rather than classes;</text:p>
          </text:list-item>
          <text:list-item>
            <text:p text:style-name="P61">A Generic type parameter can only be a unitary type, i.e. not a container type;</text:p>
          </text:list-item>
          <text:list-item>
            <text:p text:style-name="P61"><text:soft-page-break/>Tuple and Signature types are pure types, i.e. not defined in generating model other than by implication due to use as routine argument lists;</text:p>
          </text:list-item>
          <text:list-item>
            <text:p text:style-name="P85"><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2">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42"><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text:soft-page-break/>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6"><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6"><text:span text:style-name="Emphasis"><text:span text:style-name="T2">properties</text:span></text:span><text:span text:style-name="T2">: mutable static definitions, described in detail in previous sections;</text:span></text:p>
          </text:list-item>
          <text:list-item>
            <text:p text:style-name="P86"><text:span text:style-name="Emphasis"><text:span text:style-name="T2">constants</text:span></text:span><text:span text:style-name="T2">: immutable static values.</text:span></text:p>
          </text:list-item>
        </text:list>
        <text:p text:style-name="P15"><text:soft-page-break/>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7"><text:span text:style-name="T2">meta-type, e.g. a group called </text:span><text:span text:style-name="Source_20_Text"><text:span text:style-name="T2">"rules"</text:span></text:span><text:span text:style-name="T2"> limited to publicly visible functions only;</text:span></text:p>
          </text:list-item>
          <text:list-item>
            <text:p text:style-name="P63">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oft-page-break/><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text:soft-page-break/>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oft-page-break/><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oft-page-break/><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8"><text:soft-page-break/><text:span text:style-name="Emphasis"><text:span text:style-name="T2">both False</text:span></text:span><text:span text:style-name="T2">: the value of the property is considered to be design-time constrainable;</text:span></text:p>
          </text:list-item>
          <text:list-item>
            <text:p text:style-name="P88"><text:span text:style-name="Emphasis"><text:span text:style-name="T2">is IM runtime</text:span></text:span><text:span text:style-name="T2">: True if the property value is only knowable at runtime, as is typically the case for identifiers, dates etc;</text:span></text:p>
          </text:list-item>
          <text:list-item>
            <text:p text:style-name="P88"><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9"><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4">if a pre-condition is not met at the moment of routine call, the client (caller) is at fault;</text:p>
              </text:list-item>
            </text:list>
          </text:list-item>
          <text:list-item>
            <text:p text:style-name="P89"><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4">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text:span text:style-name="T5">BMM_FORMAL_ELEMENT</text:span>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BMM_MODEL}.boolean_type_de</text:span><text:soft-page-break/><text:span text:style-name="Source_20_Text">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text:span text:style-name="T5">BMM_FEATURE</text:span>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text:span text:style-name="T5">BMM_FEATURE_GROUP</text:span>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text:span text:style-name="T5">BMM_VISIBILITY</text:span>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text:span text:style-name="T5">BMM_INSTANTIABLE_FEATURE</text:span>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soft-page-break/></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ments = Void</text:span></text:p>
            </table:table-cell>
          </table:table-row>
        </table:table>
        <text:h text:style-name="P10" text:outline-level="4"><text:bookmark-start text:name="__RefHeading___Toc40236_1418072056"/><text:bookmark text:name="_bmm_static_class"/>8.6.6. <text:span text:style-name="T5">BMM_STATIC</text:span>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text:span text:style-name="T5">BMM_CONSTANT</text:span>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text:soft-page-break/>8.6.8. <text:span text:style-name="T5">BMM_SINGLETON</text:spa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text:span text:style-name="T5">BMM_PROPERTY</text:span>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pan text:style-name="Source_20_Text">Boolean<text:line-break/>{default = false}</text:span></text:p>
            </table:table-cell>
            <table:table-cell table:style-name="Table55.A1" office:value-type="string">
              <text:p text:style-name="P4">True if this property is marked with info model <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text:span><text:soft-page-break/><text:span text:style-name="Source_20_Text">{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text:span text:style-name="T4">BMM_UNITARY_PROPERTY</text:span>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text:soft-page-break/>8.6.11. <text:span text:style-name="T4">BMM_CONTAINER_PROPERTY</text:span>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8.6.12. <text:span text:style-name="T4">BMM_INDEXED_CONTAINER_PROPERTY</text:span>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text:span><text:soft-page-break/><text:span text:style-name="Strong_20_Emphasis">(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text:span text:style-name="T5">BMM_ROUTINE</text:span>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soft-page-break/></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text:span text:style-name="T5">BMM_FUNCTION</text:spa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text:span text:style-name="T5">BMM_OPERATOR</text:span>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soft-page-break/></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text:span text:style-name="T5">BMM_OPERATOR_POSITIO</text:span>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text:span text:style-name="T5">BMM_PROCEDURE</text:span>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ext:soft-page-break/>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text:span text:style-name="T5">BMM_VARIABLE</text:span>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text:span text:style-name="T5">BMM_WRITABLE_VARIABLE</text:span>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ext:soft-page-break/>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text:span text:style-name="T5">BMM_LOCAL</text:span>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8.6.21. <text:span text:style-name="T5">BMM_RESULT</text:span>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text:span text:style-name="T5">BMM_READONLY_VARIABLE</text:span>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ext:soft-page-break/>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text:soft-page-break/>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text:span text:style-name="T5">BMM_ROUTINE_DEFINITION</text:spa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soft-page-break/></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text:soft-page-break/>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text:span><text:soft-page-break/><text:span text:style-name="T2">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90"><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90"><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text:span><text:soft-page-break/><text:span text:style-name="T2">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text:soft-page-break/>9.6. Class Definitions<text:bookmark-end text:name="__RefHeading___Toc40294_1418072056"/></text:h>
        <text:h text:style-name="P10" text:outline-level="4"><text:bookmark-start text:name="__RefHeading___Toc40296_1418072056"/><text:bookmark text:name="_bmm_literal_value_class"/>9.6.1. <text:span text:style-name="T5">BMM_LITERAL_VALUE</text:span>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text:span text:style-name="T5">BMM_CONTAINER_VALUE</text:span>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9.6.3. <text:span text:style-name="T5">BMM_INDEXED_CONTAINER_VALUE</text:span>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soft-page-break/></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text:span text:style-name="T5">BMM_UNITARY_VALUE</text:span>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text:span text:style-name="T5">BMM_PRIMITIVE_VALUE</text:span>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text:span text:style-name="T5">BMM_STRING_VALUE</text:span>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soft-page-break/></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oft-page-break/><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text:span text:style-name="T5">BMM_INTEGER_VALUE</text:span>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text:span text:style-name="T5">BMM_BOOLEAN_VALUE</text:span>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ext:soft-page-break/>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text:span text:style-name="T5">BMM_INTERVAL_VALUE</text:span>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text:soft-page-break/>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91"><text:span text:style-name="Emphasis"><text:span text:style-name="T2">literal values</text:span></text:span><text:span text:style-name="T2">: inline-generated values created without reference to a model instance, but which must be instances of types </text:span><text:soft-page-break/><text:span text:style-name="T2">defined by the model (</text:span><text:span text:style-name="Source_20_Text"><text:span text:style-name="T2">EL_LITERAL</text:span></text:span><text:span text:style-name="T2">);</text:span></text:p>
          </text:list-item>
          <text:list-item>
            <text:p text:style-name="P91"><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1"><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2"><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2"><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2"><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2"><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2"><text:soft-page-break/><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2"><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5">the current object - implied;</text:p>
          </text:list-item>
          <text:list-item>
            <text:p text:style-name="P65">another object, which may be designated via:</text:p>
            <text:list>
              <text:list-item>
                <text:p text:style-name="P65">a specified scoping object, achieved through 'dot-notation' in most languages;</text:p>
              </text:list-item>
              <text:list-item>
                <text:p text:style-name="P65">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3"><text:soft-page-break/><text:span text:style-name="T2">a property name, e.g. </text:span><text:span text:style-name="Source_20_Text"><text:span text:style-name="Emphasis"><text:span text:style-name="T2">name</text:span></text:span></text:span><text:span text:style-name="T2">;</text:span></text:p>
          </text:list-item>
          <text:list-item>
            <text:p text:style-name="P93"><text:span text:style-name="T2">a constant name, e.g. </text:span><text:span text:style-name="Source_20_Text"><text:span text:style-name="Emphasis"><text:span text:style-name="T2">pi</text:span></text:span></text:span><text:span text:style-name="T2">;</text:span></text:p>
          </text:list-item>
          <text:list-item>
            <text:p text:style-name="P93"><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6">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A class feature is defined as one that is:</text:p>
        <text:list text:style-name="L39">
          <text:list-item>
            <text:p text:style-name="P67">a constant;</text:p>
          </text:list-item>
          <text:list-item>
            <text:p text:style-name="P67">an enumeration literal;</text:p>
          </text:list-item>
          <text:list-item>
            <text:p text:style-name="P94"><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text:soft-page-break/>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5"><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5"><text:span text:style-name="Source_20_Text"><text:span text:style-name="T2">{Colours}.red</text:span></text:span><text:span text:style-name="T2">, to access an enumeration literal;</text:span></text:p>
          </text:list-item>
          <text:list-item>
            <text:p text:style-name="P95"><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6"><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7"><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7"><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7"><text:soft-page-break/><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7"><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text:soft-page-break/></text:p>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98"><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8"><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ext:soft-page-break/>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oft-page-break/><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oft-page-break/><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oft-page-break/><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oft-page-break/><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oft-page-break/><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text:soft-page-break/>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oft-page-break/><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10.6. Class Definitions<text:bookmark-end text:name="__RefHeading___Toc40352_1418072056"/></text:h>
        <text:h text:style-name="P10" text:outline-level="4"><text:bookmark-start text:name="__RefHeading___Toc40354_1418072056"/><text:bookmark text:name="_el_expression_class"/>10.6.1. <text:span text:style-name="T5">EL_EXPRESSION</text:spa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text:soft-page-break/>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text:span text:style-name="T5">EL_TERMINAL</text:span>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text:span text:style-name="T5">EL_SIMPLE</text:span>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ext:soft-page-break/>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text:span text:style-name="T5">EL_TYPE_REF</text:span>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 {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soft-page-break/></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text:span text:style-name="T5">EL_LITERAL</text:span>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10.6.7. <text:span text:style-name="T5">EL_VARIABLE</text:span>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text:soft-page-break/>10.6.8. <text:span text:style-name="T5">EL_WRITABLE_VARIABLE</text:span>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text:span text:style-name="T5">EL_READONLY_VARIABLE</text:span>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text:soft-page-break/>10.6.10. <text:span text:style-name="T5">EL_FEATURE_REF</text:span>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text:span text:style-name="T5">EL_PROPERTY_REF</text:span>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text:span><text:soft-page-break/><text:span text:style-name="Strong_20_Emphasis">(redefined)</text:span></text:p>
            </table:table-cell>
            <table:table-cell table:style-name="Table94.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text:span text:style-name="T5">EL_STATIC_REF</text:span>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text:span text:style-name="T5">EL_AGENT_CALL</text:span>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ext:soft-page-break/>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10.6.14. <text:span text:style-name="T5">EL_FUNCTION_CALL</text:span>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soft-page-break/></text:p>
            </table:table-cell>
            <table:covered-table-cell/>
          </table:table-row>
        </table:table>
        <text:h text:style-name="P10"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ext:soft-page-break/>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text:span text:style-name="T5">EL_FUNCTION_AGENT</text:span>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ext:soft-page-break/>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text:span text:style-name="T5">EL_PREDICATE</text:span>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ext:soft-page-break/>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10.6.19. <text:span text:style-name="T5">EL_DEFINED</text:span>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call) that returns True if the reference is attached, i.e. non-Void.</text:p>
            </table:table-cell>
          </table:table-row>
          <text:soft-page-break/>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10.6.21. <text:span text:style-name="T5">EL_DECISION_TABLE</text:span>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10.6.22. <text:span text:style-name="T5">EL_DECISION_BRANCH</text:span>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text:soft-page-break/>10.6.23. <text:span text:style-name="T5">EL_CONDITION_CHAIN</text:spa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0" text:outline-level="4"><text:bookmark-start text:name="__RefHeading___Toc40400_1418072056"/><text:bookmark text:name="_el_conditional_expression_class"/>10.6.24. <text:span text:style-name="T5">EL_CONDITIONAL_EXPRESSION</text:spa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ext:soft-page-break/>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text:soft-page-break/>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oft-page-break/><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text:soft-page-break/>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ext:soft-page-break/>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soft-page-break/><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text:soft-page-break/>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9"><text:soft-page-break/><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9"><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9"><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text:span><text:soft-page-break/><text:span text:style-name="T2">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oft-page-break/><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text:span><text:soft-page-break/><text:span text:style-name="T2">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oft-page-break/><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oft-page-break/><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text:soft-page-break/>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oft-page-break/><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soft-page-break/></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text:span><text:soft-page-break/><text:span text:style-name="Source_20_Text">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soft-page-break/></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ext:soft-page-break/>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ext:soft-page-break/>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text:soft-page-break/>form of Decision Table that 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8">a simple class;</text:p>
          </text:list-item>
          <text:list-item>
            <text:p text:style-name="P68">a generic class;</text:p>
          </text:list-item>
          <text:list-item>
            <text:p text:style-name="P100"><text:soft-page-break/><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9">each unsubstituted formal parameter of the parent type must have a same-named counterpart in the formal parameters of the inheriting class;</text:p>
          </text:list-item>
          <text:list-item>
            <text:p text:style-name="P69">the formal parameters of the inheriting class may further constrain any of the ancestor type’s formal parameters.</text:p>
          </text:list-item>
        </text:list>
        <text:p text:style-name="P6"><text:soft-page-break/><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text:span><text:soft-page-break/><text:span text:style-name="T2">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30T16:56:35.828164084</dc:date>
    <meta:editing-duration>P1DT2H32M10S</meta:editing-duration>
    <meta:editing-cycles>63</meta:editing-cycles>
    <meta:document-statistic meta:table-count="127" meta:image-count="54" meta:object-count="0" meta:page-count="222" meta:paragraph-count="3966" meta:word-count="28140" meta:character-count="200337" meta:non-whitespace-character-count="172948"/>
    <meta:user-defined meta:name="viewport">width=device-width, initial-scale=1.0</meta:user-defined>
  </office:meta>
</office:document-meta>
</file>